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bdc2b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31c05c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32fd32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39f8cb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32fd32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33b8c0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359d43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37cd50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381fa6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3a5c65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3c5583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3e0291"/>
    </style:style>
    <style:style style:name="P24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style:font-name="Monospaced" fo:language="ru" fo:country="RU" fo:font-style="normal" officeooo:rsid="0021fbd3" officeooo:paragraph-rsid="00316ff0"/>
    </style:style>
    <style:style style:name="P25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style:font-name="Monospaced" fo:language="ru" fo:country="RU" fo:font-style="normal" officeooo:rsid="002fda8d" officeooo:paragraph-rsid="00381fa6"/>
    </style:style>
    <style:style style:name="P26" style:family="paragraph" style:parent-style-name="Preformatted_20_Text">
      <style:text-properties fo:font-variant="normal" fo:text-transform="none"/>
    </style:style>
    <style:style style:name="P27" style:family="paragraph" style:parent-style-name="Preformatted_20_Text">
      <style:text-properties fo:font-variant="normal" fo:text-transform="none" style:font-name="Monospaced" fo:font-style="normal"/>
    </style:style>
    <style:style style:name="P28" style:family="paragraph" style:parent-style-name="Preformatted_20_Text">
      <style:paragraph-properties fo:margin-top="0cm" fo:margin-bottom="0.499cm" style:contextual-spacing="false"/>
      <style:text-properties fo:font-variant="normal" fo:text-transform="none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16ff0" officeooo:paragraph-rsid="00316ff0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fo:font-weight="bold" officeooo:rsid="00316ff0" officeooo:paragraph-rsid="00316ff0" style:font-weight-asian="bold" style:font-weight-complex="bold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19f2c" officeooo:paragraph-rsid="00319f2c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1c05c" officeooo:paragraph-rsid="0031c05c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2fd32" officeooo:paragraph-rsid="0032fd32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2fd32" officeooo:paragraph-rsid="0041fed0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4c500a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2fd32" officeooo:paragraph-rsid="0032fd32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2fd32" officeooo:paragraph-rsid="0039f8cb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2fd32" officeooo:paragraph-rsid="00479955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2fd32" officeooo:paragraph-rsid="004e5c8e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2fd32" officeooo:paragraph-rsid="005091b0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59d43" officeooo:paragraph-rsid="00359d43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59d43" officeooo:paragraph-rsid="003a5c65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59d43" officeooo:paragraph-rsid="004c500a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3628de"/>
    </style:style>
    <style:style style:name="P4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3a5c65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3d3c1d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45fb5c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4c500a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4e1e8f"/>
    </style:style>
    <style:style style:name="P5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74c8e" officeooo:paragraph-rsid="00374c8e"/>
    </style:style>
    <style:style style:name="P5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74c8e" officeooo:paragraph-rsid="003a5c65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7cd50" officeooo:paragraph-rsid="0037cd50"/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e0291" officeooo:paragraph-rsid="003e0291"/>
    </style:style>
    <style:style style:name="P5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81fa6" officeooo:paragraph-rsid="00381fa6"/>
    </style:style>
    <style:style style:name="P5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a5c65" officeooo:paragraph-rsid="003a5c65"/>
    </style:style>
    <style:style style:name="P5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c5583" officeooo:paragraph-rsid="003c5583"/>
    </style:style>
    <style:style style:name="P5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d3c1d" officeooo:paragraph-rsid="003d3c1d"/>
    </style:style>
    <style:style style:name="P5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d3c1d" officeooo:paragraph-rsid="003a5c65"/>
    </style:style>
    <style:style style:name="P6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bold" officeooo:rsid="003d3c1d" officeooo:paragraph-rsid="003d3c1d" style:font-weight-asian="bold" style:font-weight-complex="bold"/>
    </style:style>
    <style:style style:name="P61" style:family="paragraph" style:parent-style-name="Обычный_20__28_веб_29_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language="ru" fo:country="RU" officeooo:rsid="00316ff0" officeooo:paragraph-rsid="00316ff0"/>
    </style:style>
    <style:style style:name="P62" style:family="paragraph" style:parent-style-name="Обычный_20__28_веб_29_" style:list-style-name="L1">
      <style:paragraph-properties fo:text-align="justify" style:justify-single-word="false" style:text-autospace="none">
        <style:tab-stops/>
      </style:paragraph-properties>
      <style:text-properties fo:language="ru" fo:country="RU" officeooo:rsid="002d153f" officeooo:paragraph-rsid="00316ff0"/>
    </style:style>
    <style:style style:name="P63" style:family="paragraph" style:parent-style-name="Обычный_20__28_веб_29_" style:list-style-name="L1">
      <style:paragraph-properties fo:text-align="justify" style:justify-single-word="false" style:text-autospace="none">
        <style:tab-stops/>
      </style:paragraph-properties>
      <style:text-properties fo:language="ru" fo:country="RU" officeooo:rsid="00316ff0" officeooo:paragraph-rsid="00316ff0"/>
    </style:style>
    <style:style style:name="P64" style:family="paragraph" style:parent-style-name="Обычный_20__28_веб_29_" style:list-style-name="L1">
      <style:paragraph-properties fo:text-align="justify" style:justify-single-word="false" style:text-autospace="none">
        <style:tab-stops/>
      </style:paragraph-properties>
      <style:text-properties style:text-position="0% 100%" fo:language="ru" fo:country="RU" officeooo:rsid="00316ff0" officeooo:paragraph-rsid="00316ff0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1be683"/>
    </style:style>
    <style:style style:name="T3" style:family="text">
      <style:text-properties fo:language="ru" fo:country="RU" officeooo:rsid="0030b7c2"/>
    </style:style>
    <style:style style:name="T4" style:family="text">
      <style:text-properties fo:color="#000000"/>
    </style:style>
    <style:style style:name="T5" style:family="text">
      <style:text-properties fo:color="#000000" officeooo:rsid="00316ff0"/>
    </style:style>
    <style:style style:name="T6" style:family="text">
      <style:text-properties fo:color="#000000" style:font-name="Monospaced" fo:font-style="normal"/>
    </style:style>
    <style:style style:name="T7" style:family="text">
      <style:text-properties fo:color="#000000" style:text-position="0% 100%" officeooo:rsid="00381fa6"/>
    </style:style>
    <style:style style:name="T8" style:family="text">
      <style:text-properties officeooo:rsid="0023e6d9"/>
    </style:style>
    <style:style style:name="T9" style:family="text">
      <style:text-properties officeooo:rsid="0025b96c"/>
    </style:style>
    <style:style style:name="T10" style:family="text">
      <style:text-properties officeooo:rsid="0030b7c2"/>
    </style:style>
    <style:style style:name="T11" style:family="text">
      <style:text-properties officeooo:rsid="00316ff0"/>
    </style:style>
    <style:style style:name="T12" style:family="text">
      <style:text-properties style:text-position="super 58%" officeooo:rsid="00316ff0"/>
    </style:style>
    <style:style style:name="T13" style:family="text">
      <style:text-properties style:text-position="super 58%" officeooo:rsid="0032fd32"/>
    </style:style>
    <style:style style:name="T14" style:family="text">
      <style:text-properties style:text-position="super 58%" officeooo:rsid="0033b8c0"/>
    </style:style>
    <style:style style:name="T15" style:family="text">
      <style:text-properties style:text-position="super 58%" officeooo:rsid="0037cd50"/>
    </style:style>
    <style:style style:name="T16" style:family="text">
      <style:text-properties style:text-position="super 58%" officeooo:rsid="0039f8cb"/>
    </style:style>
    <style:style style:name="T17" style:family="text">
      <style:text-properties style:text-position="0% 100%" officeooo:rsid="00316ff0"/>
    </style:style>
    <style:style style:name="T18" style:family="text">
      <style:text-properties style:text-position="0% 100%" officeooo:rsid="0032fd32"/>
    </style:style>
    <style:style style:name="T19" style:family="text">
      <style:text-properties style:text-position="0% 100%" officeooo:rsid="0033b8c0"/>
    </style:style>
    <style:style style:name="T20" style:family="text">
      <style:text-properties style:text-position="0% 100%" officeooo:rsid="00359d43"/>
    </style:style>
    <style:style style:name="T21" style:family="text">
      <style:text-properties style:text-position="0% 100%" officeooo:rsid="003628de"/>
    </style:style>
    <style:style style:name="T22" style:family="text">
      <style:text-properties style:text-position="0% 100%" officeooo:rsid="0037cd50"/>
    </style:style>
    <style:style style:name="T23" style:family="text">
      <style:text-properties style:text-position="0% 100%" officeooo:rsid="00381fa6"/>
    </style:style>
    <style:style style:name="T24" style:family="text">
      <style:text-properties style:text-position="0% 100%" officeooo:rsid="0039f8cb"/>
    </style:style>
    <style:style style:name="T25" style:family="text">
      <style:text-properties style:text-position="0% 100%" officeooo:rsid="003a5c65"/>
    </style:style>
    <style:style style:name="T26" style:family="text">
      <style:text-properties style:text-position="0% 100%" officeooo:rsid="003c5583"/>
    </style:style>
    <style:style style:name="T27" style:family="text">
      <style:text-properties style:text-position="0% 100%" officeooo:rsid="003e0291"/>
    </style:style>
    <style:style style:name="T28" style:family="text">
      <style:text-properties style:text-position="0% 100%" fo:font-weight="bold" officeooo:rsid="00381fa6" style:font-weight-asian="bold" style:font-weight-complex="bold"/>
    </style:style>
    <style:style style:name="T29" style:family="text">
      <style:text-properties style:text-position="0% 100%" fo:font-weight="bold" officeooo:rsid="003e0291" style:font-weight-asian="bold" style:font-weight-complex="bold"/>
    </style:style>
    <style:style style:name="T30" style:family="text">
      <style:text-properties style:text-position="0% 100%" officeooo:rsid="00400ce4"/>
    </style:style>
    <style:style style:name="T31" style:family="text">
      <style:text-properties style:text-position="0% 100%" officeooo:rsid="0045fb5c"/>
    </style:style>
    <style:style style:name="T32" style:family="text">
      <style:text-properties style:text-position="0% 100%" officeooo:rsid="00460563"/>
    </style:style>
    <style:style style:name="T33" style:family="text">
      <style:text-properties style:text-position="0% 100%" officeooo:rsid="004918a4"/>
    </style:style>
    <style:style style:name="T34" style:family="text">
      <style:text-properties style:text-position="0% 100%" officeooo:rsid="004ac5f3"/>
    </style:style>
    <style:style style:name="T35" style:family="text">
      <style:text-properties style:text-position="sub 58%" officeooo:rsid="00316ff0"/>
    </style:style>
    <style:style style:name="T36" style:family="text">
      <style:text-properties style:text-position="sub 58%" officeooo:rsid="0043cad1"/>
    </style:style>
    <style:style style:name="T37" style:family="text">
      <style:text-properties style:text-position="sub 58%" officeooo:rsid="0045fb5c"/>
    </style:style>
    <style:style style:name="T38" style:family="text">
      <style:text-properties fo:color="#5c5c5c"/>
    </style:style>
    <style:style style:name="T39" style:family="text">
      <style:text-properties fo:color="#5c5c5c" officeooo:rsid="00316ff0"/>
    </style:style>
    <style:style style:name="T40" style:family="text">
      <style:text-properties fo:color="#5c5c5c" style:font-name="Monospaced" fo:font-style="normal"/>
    </style:style>
    <style:style style:name="T41" style:family="text">
      <style:text-properties fo:color="#5c5c5c" style:text-position="0% 100%" officeooo:rsid="00381fa6"/>
    </style:style>
    <style:style style:name="T42" style:family="text">
      <style:text-properties fo:color="#bc8f8f"/>
    </style:style>
    <style:style style:name="T43" style:family="text">
      <style:text-properties fo:color="#bc8f8f" officeooo:rsid="00316ff0"/>
    </style:style>
    <style:style style:name="T44" style:family="text">
      <style:text-properties fo:color="#bc8f8f" style:font-name="Monospaced" fo:font-style="normal"/>
    </style:style>
    <style:style style:name="T45" style:family="text">
      <style:text-properties fo:color="#bc8f8f" style:text-position="0% 100%" officeooo:rsid="00381fa6"/>
    </style:style>
    <style:style style:name="T46" style:family="text">
      <style:text-properties fo:color="#4a55db"/>
    </style:style>
    <style:style style:name="T47" style:family="text">
      <style:text-properties fo:color="#4a55db" style:font-name="Monospaced" fo:font-style="normal"/>
    </style:style>
    <style:style style:name="T48" style:family="text">
      <style:text-properties fo:color="#4a55db" style:text-position="0% 100%" officeooo:rsid="00381fa6"/>
    </style:style>
    <style:style style:name="T49" style:family="text">
      <style:text-properties style:font-name="Monospaced" fo:font-style="normal"/>
    </style:style>
    <style:style style:name="T50" style:family="text">
      <style:text-properties fo:color="#01a801" style:font-name="Monospaced" fo:font-style="italic"/>
    </style:style>
    <style:style style:name="T51" style:family="text">
      <style:text-properties fo:color="#ffaa00" style:font-name="Monospaced" fo:font-style="normal"/>
    </style:style>
    <style:style style:name="T52" style:family="text">
      <style:text-properties fo:color="#ffaa00" style:text-position="0% 100%" officeooo:rsid="00381fa6"/>
    </style:style>
    <style:style style:name="T53" style:family="text">
      <style:text-properties fo:color="#32b9b9" style:font-name="Monospaced" fo:font-style="normal"/>
    </style:style>
    <style:style style:name="T54" style:family="text">
      <style:text-properties fo:color="#32b9b9" style:text-position="0% 100%" officeooo:rsid="00381fa6"/>
    </style:style>
    <style:style style:name="T55" style:family="text">
      <style:text-properties fo:color="#a020f0" style:font-name="Monospaced" fo:font-style="normal"/>
    </style:style>
    <style:style style:name="T56" style:family="text">
      <style:text-properties officeooo:rsid="0031c05c"/>
    </style:style>
    <style:style style:name="T57" style:family="text">
      <style:text-properties officeooo:rsid="0032fd32"/>
    </style:style>
    <style:style style:name="T58" style:family="text">
      <style:text-properties officeooo:rsid="0033b8c0"/>
    </style:style>
    <style:style style:name="T59" style:family="text">
      <style:text-properties fo:font-weight="bold" officeooo:rsid="0031c05c" style:font-weight-asian="bold" style:font-weight-complex="bold"/>
    </style:style>
    <style:style style:name="T60" style:family="text">
      <style:text-properties officeooo:rsid="0041fed0"/>
    </style:style>
    <style:style style:name="T61" style:family="text">
      <style:text-properties officeooo:rsid="0043cad1"/>
    </style:style>
    <style:style style:name="T62" style:family="text">
      <style:text-properties officeooo:rsid="0045aa8b"/>
    </style:style>
    <style:style style:name="T63" style:family="text">
      <style:text-properties officeooo:rsid="0045fb5c"/>
    </style:style>
    <style:style style:name="T64" style:family="text">
      <style:text-properties fo:background-color="#ffff00"/>
    </style:style>
    <style:style style:name="T65" style:family="text">
      <style:text-properties officeooo:rsid="00460563"/>
    </style:style>
    <style:style style:name="T66" style:family="text">
      <style:text-properties officeooo:rsid="00479955"/>
    </style:style>
    <style:style style:name="T67" style:family="text">
      <style:text-properties officeooo:rsid="004c500a"/>
    </style:style>
    <style:style style:name="T68" style:family="text">
      <style:text-properties officeooo:rsid="004e1e8f"/>
    </style:style>
    <style:style style:name="T69" style:family="text">
      <style:text-properties officeooo:rsid="004e5c8e"/>
    </style:style>
    <style:style style:name="T70" style:family="text">
      <style:text-properties officeooo:rsid="00503ef3"/>
    </style:style>
    <style:style style:name="T71" style:family="text">
      <style:text-properties officeooo:rsid="005091b0"/>
    </style:style>
    <style:style style:name="T72" style:family="text">
      <style:text-properties officeooo:rsid="005272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Математические методы в экономике и финансах</text:span>»</text:p>
      <text:p text:style-name="P7">ПО ЛАБОРАТОРНОЙ РАБОТЕ №<text:span text:style-name="T2">1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4</text:span>1__________________________Кислицын И.К.</text:p>
      <text:p text:style-name="P9">Проверил <text:span text:style-name="T10">преподаватель кафедры ПМмИ</text:span> _________________ <text:span text:style-name="T10">Здоровенко М.Ю</text:span><text:span text:style-name="T9">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8">3</text:span></text:p>
      <text:p text:style-name="P11"><text:soft-page-break/>Задание</text:p>
      <text:p text:style-name="P61">По исходным данным построить линейную и логарифмическую модели, найти параметры:</text:p>
      <text:list xml:id="list1444676272" text:style-name="L1">
        <text:list-item>
          <text:p text:style-name="P63">Коэффициенты уравнения регрессии</text:p>
        </text:list-item>
        <text:list-item>
          <text:p text:style-name="P62"><text:span text:style-name="T11">R</text:span><text:span text:style-name="T12">2</text:span><text:span text:style-name="T17">, R</text:span><text:span text:style-name="T12">2</text:span><text:span text:style-name="T35">ск</text:span><text:span text:style-name="T17">, ESS, RSS, TSS, дать интерпретацию.</text:span></text:p>
        </text:list-item>
        <text:list-item>
          <text:p text:style-name="P62"><text:span text:style-name="T17">Оценку дисперсии S</text:span><text:span text:style-name="T12">2</text:span></text:p>
        </text:list-item>
        <text:list-item>
          <text:p text:style-name="P64">Проверить гипотезу о незначимости коэффициентов модели</text:p>
        </text:list-item>
        <text:list-item>
          <text:p text:style-name="P64">Проверить гипотезу о незначимости модели в целом</text:p>
        </text:list-item>
        <text:list-item>
          <text:p text:style-name="P64">Доверительные интервалы для коэффициентов модели</text:p>
        </text:list-item>
        <text:list-item>
          <text:p text:style-name="P64">Парные коэффициенты корреляции</text:p>
        </text:list-item>
        <text:list-item>
          <text:p text:style-name="P64">Частные коэффициенты корреляции</text:p>
        </text:list-item>
      </text:list>
      <text:p text:style-name="P30"/>
      <text:p text:style-name="P31">Ход работы</text:p>
      <text:p text:style-name="P12"/>
      <text:p text:style-name="P31">Линейная модель</text:p>
      <text:p text:style-name="P30">Для решения поставленной задачи был использован математический пакет Scilab.</text:p>
      <text:p text:style-name="P32">Листинг модуля: </text:p>
      <text:p text:style-name="P24"><text:span text:style-name="T5">n</text:span><text:span text:style-name="T11"> </text:span><text:span text:style-name="T39">=</text:span><text:span text:style-name="T11"> </text:span><text:span text:style-name="T43">69</text:span><text:span text:style-name="T5">;</text:span></text:p>
      <text:p text:style-name="P27"><text:span text:style-name="T4">k</text:span> <text:span text:style-name="T38">=</text:span> <text:span text:style-name="T42">8</text:span><text:span text:style-name="T4">;</text:span></text:p>
      <text:p text:style-name="Preformatted_20_Text"/>
      <text:p text:style-name="P27"><text:span text:style-name="T4">x</text:span> <text:span text:style-name="T38">=</text:span> <text:span text:style-name="T46">[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1</text:span><text:span text:style-name="T4">,</text:span> <text:span text:style-name="T42">50.7</text:span><text:span text:style-name="T4">,</text:span> <text:span text:style-name="T42">15.4</text:span><text:span text:style-name="T4">,</text:span> <text:span text:style-name="T42">8.2</text:span><text:span text:style-name="T4">,</text:span> <text:span text:style-name="T42">0</text:span><text:span text:style-name="T4">,</text:span> <text:span text:style-name="T42">1</text:span><text:span text:style-name="T4">,</text:span> <text:span text:style-name="T42">0</text:span><text:span text:style-name="T4">,</text:span> <text:span text:style-name="T42">15.9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1</text:span><text:span text:style-name="T4">,</text:span> <text:span text:style-name="T42">88.9</text:span><text:span text:style-name="T4">,</text:span> <text:span text:style-name="T42">31.2</text:span><text:span text:style-name="T4">,</text:span> <text:span text:style-name="T42">10.7</text:span><text:span text:style-name="T4">,</text:span> <text:span text:style-name="T42">0</text:span><text:span text:style-name="T4">,</text:span> <text:span text:style-name="T42">1</text:span><text:span text:style-name="T4">,</text:span> <text:span text:style-name="T42">0</text:span><text:span text:style-name="T4">,</text:span> <text:span text:style-name="T42">27.0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1</text:span><text:span text:style-name="T4">,</text:span> <text:span text:style-name="T42">45.2</text:span><text:span text:style-name="T4">,</text:span> <text:span text:style-name="T42">12.3</text:span><text:span text:style-name="T4">,</text:span> <text:span text:style-name="T42">10.7</text:span><text:span text:style-name="T4">,</text:span> <text:span text:style-name="T42">0</text:span><text:span text:style-name="T4">,</text:span> <text:span text:style-name="T42">1</text:span><text:span text:style-name="T4">,</text:span> <text:span text:style-name="T42">12</text:span><text:span text:style-name="T4">,</text:span> <text:span text:style-name="T42">13.5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1</text:span><text:span text:style-name="T4">,</text:span> <text:span text:style-name="T42">50.7</text:span><text:span text:style-name="T4">,</text:span> <text:span text:style-name="T42">15.4</text:span><text:span text:style-name="T4">,</text:span> <text:span text:style-name="T42">8.5</text:span><text:span text:style-name="T4">,</text:span> <text:span text:style-name="T42">0</text:span><text:span text:style-name="T4">,</text:span> <text:span text:style-name="T42">1</text:span><text:span text:style-name="T4">,</text:span> <text:span text:style-name="T42">12</text:span><text:span text:style-name="T4">,</text:span> <text:span text:style-name="T42">15.1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1</text:span><text:span text:style-name="T4">,</text:span> <text:span text:style-name="T42">71.1</text:span><text:span text:style-name="T4">,</text:span> <text:span text:style-name="T42">21.5</text:span><text:span text:style-name="T4">,</text:span> <text:span text:style-name="T42">10.7</text:span><text:span text:style-name="T4">,</text:span> <text:span text:style-name="T42">0</text:span><text:span text:style-name="T4">,</text:span> <text:span text:style-name="T42">1</text:span><text:span text:style-name="T4">,</text:span> <text:span text:style-name="T42">12</text:span><text:span text:style-name="T4">,</text:span> <text:span text:style-name="T42">21.1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1</text:span><text:span text:style-name="T4">,</text:span> <text:span text:style-name="T42">97.1</text:span><text:span text:style-name="T4">,</text:span> <text:span text:style-name="T42">35.6</text:span><text:span text:style-name="T4">,</text:span> <text:span text:style-name="T42">10.7</text:span><text:span text:style-name="T4">,</text:span> <text:span text:style-name="T42">0</text:span><text:span text:style-name="T4">,</text:span> <text:span text:style-name="T42">1</text:span><text:span text:style-name="T4">,</text:span> <text:span text:style-name="T42">12</text:span><text:span text:style-name="T4">,</text:span> <text:span text:style-name="T42">28.7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1</text:span><text:span text:style-name="T4">,</text:span> <text:span text:style-name="T42">93.2</text:span><text:span text:style-name="T4">,</text:span> <text:span text:style-name="T42">35.3</text:span><text:span text:style-name="T4">,</text:span> <text:span text:style-name="T42">10.7</text:span><text:span text:style-name="T4">,</text:span> <text:span text:style-name="T42">0</text:span><text:span text:style-name="T4">,</text:span> <text:span text:style-name="T42">0</text:span><text:span text:style-name="T4">,</text:span> <text:span text:style-name="T42">0</text:span><text:span text:style-name="T4">,</text:span> <text:span text:style-name="T42">27.2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1</text:span><text:span text:style-name="T4">,</text:span> <text:span text:style-name="T42">96.9</text:span><text:span text:style-name="T4">,</text:span> <text:span text:style-name="T42">36.5</text:span><text:span text:style-name="T4">,</text:span> <text:span text:style-name="T42">10.4</text:span><text:span text:style-name="T4">,</text:span> <text:span text:style-name="T42">0</text:span><text:span text:style-name="T4">,</text:span> <text:span text:style-name="T42">0</text:span><text:span text:style-name="T4">,</text:span> <text:span text:style-name="T42">0</text:span><text:span text:style-name="T4">,</text:span> <text:span text:style-name="T42">28.3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4</text:span><text:span text:style-name="T4">,</text:span> <text:span text:style-name="T42">1</text:span><text:span text:style-name="T4">,</text:span> <text:span text:style-name="T42">179.0</text:span><text:span text:style-name="T4">,</text:span> <text:span text:style-name="T42">67.1</text:span><text:span text:style-name="T4">,</text:span> <text:span text:style-name="T42">14.6</text:span><text:span text:style-name="T4">,</text:span> <text:span text:style-name="T42">0</text:span><text:span text:style-name="T4">,</text:span> <text:span text:style-name="T42">1</text:span><text:span text:style-name="T4">,</text:span> <text:span text:style-name="T42">0</text:span><text:span text:style-name="T4">,</text:span> <text:span text:style-name="T42">52.3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1</text:span><text:span text:style-name="T4">,</text:span> <text:span text:style-name="T42">52.0</text:span><text:span text:style-name="T4">,</text:span> <text:span text:style-name="T42">13.6</text:span><text:span text:style-name="T4">,</text:span> <text:span text:style-name="T42">11.0</text:span><text:span text:style-name="T4">,</text:span> <text:span text:style-name="T42">1</text:span><text:span text:style-name="T4">,</text:span> <text:span text:style-name="T42">1</text:span><text:span text:style-name="T4">,</text:span> <text:span text:style-name="T42">8</text:span><text:span text:style-name="T4">,</text:span> <text:span text:style-name="T42">22.0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1</text:span><text:span text:style-name="T4">,</text:span> <text:span text:style-name="T42">68.9</text:span><text:span text:style-name="T4">,</text:span> <text:span text:style-name="T42">23.9</text:span><text:span text:style-name="T4">,</text:span> <text:span text:style-name="T42">10.0</text:span><text:span text:style-name="T4">,</text:span> <text:span text:style-name="T42">1</text:span><text:span text:style-name="T4">,</text:span> <text:span text:style-name="T42">1</text:span><text:span text:style-name="T4">,</text:span> <text:span text:style-name="T42">8</text:span><text:span text:style-name="T4">,</text:span> <text:span text:style-name="T42">28.0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1</text:span><text:span text:style-name="T4">,</text:span> <text:span text:style-name="T42">111.8</text:span><text:span text:style-name="T4">,</text:span> <text:span text:style-name="T42">37.5</text:span><text:span text:style-name="T4">,</text:span> <text:span text:style-name="T42">14.0</text:span><text:span text:style-name="T4">,</text:span> <text:span text:style-name="T42">1</text:span><text:span text:style-name="T4">,</text:span> <text:span text:style-name="T42">1</text:span><text:span text:style-name="T4">,</text:span> <text:span text:style-name="T42">8</text:span><text:span text:style-name="T4">,</text:span> <text:span text:style-name="T42">45.0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4</text:span><text:span text:style-name="T4">,</text:span> <text:span text:style-name="T42">1</text:span><text:span text:style-name="T4">,</text:span> <text:span text:style-name="T42">127.4</text:span><text:span text:style-name="T4">,</text:span> <text:span text:style-name="T42">50.6</text:span><text:span text:style-name="T4">,</text:span> <text:span text:style-name="T42">13.0</text:span><text:span text:style-name="T4">,</text:span> <text:span text:style-name="T42">1</text:span><text:span text:style-name="T4">,</text:span> <text:span text:style-name="T42">1</text:span><text:span text:style-name="T4">,</text:span> <text:span text:style-name="T42">8</text:span><text:span text:style-name="T4">,</text:span> <text:span text:style-name="T42">51.0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1</text:span><text:span text:style-name="T4">,</text:span> <text:span text:style-name="T42">81.4</text:span><text:span text:style-name="T4">,</text:span> <text:span text:style-name="T42">16.5</text:span><text:span text:style-name="T4">,</text:span> <text:span text:style-name="T42">11.0</text:span><text:span text:style-name="T4">,</text:span> <text:span text:style-name="T42">1</text:span><text:span text:style-name="T4">,</text:span> <text:span text:style-name="T42">1</text:span><text:span text:style-name="T4">,</text:span> <text:span text:style-name="T42">0</text:span><text:span text:style-name="T4">,</text:span> <text:span text:style-name="T42">34.4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1</text:span><text:span text:style-name="T4">,</text:span> <text:span text:style-name="T42">58.9</text:span><text:span text:style-name="T4">,</text:span> <text:span text:style-name="T42">15.8</text:span><text:span text:style-name="T4">,</text:span> <text:span text:style-name="T42">10.4</text:span><text:span text:style-name="T4">,</text:span> <text:span text:style-name="T42">1</text:span><text:span text:style-name="T4">,</text:span> <text:span text:style-name="T42">1</text:span><text:span text:style-name="T4">,</text:span> <text:span text:style-name="T42">8</text:span><text:span text:style-name="T4">,</text:span> <text:span text:style-name="T42">24.7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1</text:span><text:span text:style-name="T4">,</text:span> <text:span text:style-name="T42">73.3</text:span><text:span text:style-name="T4">,</text:span> <text:span text:style-name="T42">22.8</text:span><text:span text:style-name="T4">,</text:span> <text:span text:style-name="T42">9.4</text:span><text:span text:style-name="T4">,</text:span> <text:span text:style-name="T42">0</text:span><text:span text:style-name="T4">,</text:span> <text:span text:style-name="T42">1</text:span><text:span text:style-name="T4">,</text:span> <text:span text:style-name="T42">8</text:span><text:span text:style-name="T4">,</text:span> <text:span text:style-name="T42">30.8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1</text:span><text:span text:style-name="T4">,</text:span> <text:span text:style-name="T42">48.1</text:span><text:span text:style-name="T4">,</text:span> <text:span text:style-name="T42">13.7</text:span><text:span text:style-name="T4">,</text:span> <text:span text:style-name="T42">8.3</text:span><text:span text:style-name="T4">,</text:span> <text:span text:style-name="T42">0</text:span><text:span text:style-name="T4">,</text:span> <text:span text:style-name="T42">1</text:span><text:span text:style-name="T4">,</text:span> <text:span text:style-name="T42">0</text:span><text:span text:style-name="T4">,</text:span> <text:span text:style-name="T42">15.9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1</text:span><text:span text:style-name="T4">,</text:span> <text:span text:style-name="T42">87.8</text:span><text:span text:style-name="T4">,</text:span> <text:span text:style-name="T42">33.5</text:span><text:span text:style-name="T4">,</text:span> <text:span text:style-name="T42">8.3</text:span><text:span text:style-name="T4">,</text:span> <text:span text:style-name="T42">0</text:span><text:span text:style-name="T4">,</text:span> <text:span text:style-name="T42">1</text:span><text:span text:style-name="T4">,</text:span> <text:span text:style-name="T42">0</text:span><text:span text:style-name="T4">,</text:span> <text:span text:style-name="T42">29.0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1</text:span><text:span text:style-name="T4">,</text:span> <text:span text:style-name="T42">48.1</text:span><text:span text:style-name="T4">,</text:span> <text:span text:style-name="T42">13.7</text:span><text:span text:style-name="T4">,</text:span> <text:span text:style-name="T42">8.3</text:span><text:span text:style-name="T4">,</text:span> <text:span text:style-name="T42">0</text:span><text:span text:style-name="T4">,</text:span> <text:span text:style-name="T42">1</text:span><text:span text:style-name="T4">,</text:span> <text:span text:style-name="T42">3</text:span><text:span text:style-name="T4">,</text:span> <text:span text:style-name="T42">15.4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1</text:span><text:span text:style-name="T4">,</text:span> <text:span text:style-name="T42">89.7</text:span><text:span text:style-name="T4">,</text:span> <text:span text:style-name="T42">32.6</text:span><text:span text:style-name="T4">,</text:span> <text:span text:style-name="T42">8.3</text:span><text:span text:style-name="T4">,</text:span> <text:span text:style-name="T42">0</text:span><text:span text:style-name="T4">,</text:span> <text:span text:style-name="T42">1</text:span><text:span text:style-name="T4">,</text:span> <text:span text:style-name="T42">3</text:span><text:span text:style-name="T4">,</text:span> <text:span text:style-name="T42">28.6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1</text:span><text:span text:style-name="T4">,</text:span> <text:span text:style-name="T42">52.0</text:span><text:span text:style-name="T4">,</text:span> <text:span text:style-name="T42">15.4</text:span><text:span text:style-name="T4">,</text:span> <text:span text:style-name="T42">8.3</text:span><text:span text:style-name="T4">,</text:span> <text:span text:style-name="T42">0</text:span><text:span text:style-name="T4">,</text:span> <text:span text:style-name="T42">0</text:span><text:span text:style-name="T4">,</text:span> <text:span text:style-name="T42">0</text:span><text:span text:style-name="T4">,</text:span> <text:span text:style-name="T42">15.6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1</text:span><text:span text:style-name="T4">,</text:span> <text:span text:style-name="T42">89.8</text:span><text:span text:style-name="T4">,</text:span> <text:span text:style-name="T42">31.8</text:span><text:span text:style-name="T4">,</text:span> <text:span text:style-name="T42">8.3</text:span><text:span text:style-name="T4">,</text:span> <text:span text:style-name="T42">0</text:span><text:span text:style-name="T4">,</text:span> <text:span text:style-name="T42">1</text:span><text:span text:style-name="T4">,</text:span> <text:span text:style-name="T42">0</text:span><text:span text:style-name="T4">,</text:span> <text:span text:style-name="T42">27.7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1</text:span><text:span text:style-name="T4">,</text:span> <text:span text:style-name="T42">88.5</text:span><text:span text:style-name="T4">,</text:span> <text:span text:style-name="T42">27.2</text:span><text:span text:style-name="T4">,</text:span> <text:span text:style-name="T42">13.0</text:span><text:span text:style-name="T4">,</text:span> <text:span text:style-name="T42">1</text:span><text:span text:style-name="T4">,</text:span> <text:span text:style-name="T42">1</text:span><text:span text:style-name="T4">,</text:span> <text:span text:style-name="T42">20</text:span><text:span text:style-name="T4">,</text:span> <text:span text:style-name="T42">34.1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1</text:span><text:span text:style-name="T4">,</text:span> <text:span text:style-name="T42">97.9</text:span><text:span text:style-name="T4">,</text:span> <text:span text:style-name="T42">31.8</text:span><text:span text:style-name="T4">,</text:span> <text:span text:style-name="T42">12.1</text:span><text:span text:style-name="T4">,</text:span> <text:span text:style-name="T42">1</text:span><text:span text:style-name="T4">,</text:span> <text:span text:style-name="T42">1</text:span><text:span text:style-name="T4">,</text:span> <text:span text:style-name="T42">20</text:span><text:span text:style-name="T4">,</text:span> <text:span text:style-name="T42">37.7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1</text:span><text:span text:style-name="T4">,</text:span> <text:span text:style-name="T42">108.8</text:span><text:span text:style-name="T4">,</text:span> <text:span text:style-name="T42">37.3</text:span><text:span text:style-name="T4">,</text:span> <text:span text:style-name="T42">12.1</text:span><text:span text:style-name="T4">,</text:span> <text:span text:style-name="T42">1</text:span><text:span text:style-name="T4">,</text:span> <text:span text:style-name="T42">1</text:span><text:span text:style-name="T4">,</text:span> <text:span text:style-name="T42">20</text:span><text:span text:style-name="T4">,</text:span> <text:span text:style-name="T42">41.9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1</text:span><text:span text:style-name="T4">,</text:span> <text:span text:style-name="T42">63.3</text:span><text:span text:style-name="T4">,</text:span> <text:span text:style-name="T42">17.2</text:span><text:span text:style-name="T4">,</text:span> <text:span text:style-name="T42">12.4</text:span><text:span text:style-name="T4">,</text:span> <text:span text:style-name="T42">1</text:span><text:span text:style-name="T4">,</text:span> <text:span text:style-name="T42">1</text:span><text:span text:style-name="T4">,</text:span> <text:span text:style-name="T42">20</text:span><text:span text:style-name="T4">,</text:span> <text:span text:style-name="T42">24.4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1</text:span><text:span text:style-name="T4">,</text:span> <text:span text:style-name="T42">51.9</text:span><text:span text:style-name="T4">,</text:span> <text:span text:style-name="T42">13.8</text:span><text:span text:style-name="T4">,</text:span> <text:span text:style-name="T42">8.1</text:span><text:span text:style-name="T4">,</text:span> <text:span text:style-name="T42">1</text:span><text:span text:style-name="T4">,</text:span> <text:span text:style-name="T42">0</text:span><text:span text:style-name="T4">,</text:span> <text:span text:style-name="T42">0</text:span><text:span text:style-name="T4">,</text:span> <text:span text:style-name="T42">21.3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1</text:span><text:span text:style-name="T4">,</text:span> <text:span text:style-name="T42">89.2</text:span><text:span text:style-name="T4">,</text:span> <text:span text:style-name="T42">27.3</text:span><text:span text:style-name="T4">,</text:span> <text:span text:style-name="T42">17.0</text:span><text:span text:style-name="T4">,</text:span> <text:span text:style-name="T42">1</text:span><text:span text:style-name="T4">,</text:span> <text:span text:style-name="T42">1</text:span><text:span text:style-name="T4">,</text:span> <text:span text:style-name="T42">12</text:span><text:span text:style-name="T4">,</text:span> <text:span text:style-name="T42">36.7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1</text:span><text:span text:style-name="T4">,</text:span> <text:span text:style-name="T42">50.7</text:span><text:span text:style-name="T4">,</text:span> <text:span text:style-name="T42">15.4</text:span><text:span text:style-name="T4">,</text:span> <text:span text:style-name="T42">9.2</text:span><text:span text:style-name="T4">,</text:span> <text:span text:style-name="T42">1</text:span><text:span text:style-name="T4">,</text:span> <text:span text:style-name="T42">0</text:span><text:span text:style-name="T4">,</text:span> <text:span text:style-name="T42">0</text:span><text:span text:style-name="T4">,</text:span> <text:span text:style-name="T42">21.5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1</text:span><text:span text:style-name="T4">,</text:span> <text:span text:style-name="T42">63.2</text:span><text:span text:style-name="T4">,</text:span> <text:span text:style-name="T42">23.8</text:span><text:span text:style-name="T4">,</text:span> <text:span text:style-name="T42">8.0</text:span><text:span text:style-name="T4">,</text:span> <text:span text:style-name="T42">1</text:span><text:span text:style-name="T4">,</text:span> <text:span text:style-name="T42">0</text:span><text:span text:style-name="T4">,</text:span> <text:span text:style-name="T42">0</text:span><text:span text:style-name="T4">,</text:span> <text:span text:style-name="T42">26.4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1</text:span><text:span text:style-name="T4">,</text:span> <text:span text:style-name="T42">127.4</text:span><text:span text:style-name="T4">,</text:span> <text:span text:style-name="T42">43.1</text:span><text:span text:style-name="T4">,</text:span> <text:span text:style-name="T42">22.0</text:span><text:span text:style-name="T4">,</text:span> <text:span text:style-name="T42">1</text:span><text:span text:style-name="T4">,</text:span> <text:span text:style-name="T42">0</text:span><text:span text:style-name="T4">,</text:span> <text:span text:style-name="T42">0</text:span><text:span text:style-name="T4">,</text:span> <text:span text:style-name="T42">53.9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1</text:span><text:span text:style-name="T4">,</text:span> <text:span text:style-name="T42">89.1</text:span><text:span text:style-name="T4">,</text:span> <text:span text:style-name="T42">23.6</text:span><text:span text:style-name="T4">,</text:span> <text:span text:style-name="T42">8.3</text:span><text:span text:style-name="T4">,</text:span> <text:span text:style-name="T42">1</text:span><text:span text:style-name="T4">,</text:span> <text:span text:style-name="T42">1</text:span><text:span text:style-name="T4">,</text:span> <text:span text:style-name="T42">6</text:span><text:span text:style-name="T4">,</text:span> <text:span text:style-name="T42">34.2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1</text:span><text:span text:style-name="T4">,</text:span> <text:span text:style-name="T42">92.4</text:span><text:span text:style-name="T4">,</text:span> <text:span text:style-name="T42">27.8</text:span><text:span text:style-name="T4">,</text:span> <text:span text:style-name="T42">13.3</text:span><text:span text:style-name="T4">,</text:span> <text:span text:style-name="T42">1</text:span><text:span text:style-name="T4">,</text:span> <text:span text:style-name="T42">1</text:span><text:span text:style-name="T4">,</text:span> <text:span text:style-name="T42">6</text:span><text:span text:style-name="T4">,</text:span> <text:span text:style-name="T42">35.6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1</text:span><text:span text:style-name="T4">,</text:span> <text:span text:style-name="T42">88.4</text:span><text:span text:style-name="T4">,</text:span> <text:span text:style-name="T42">31.5</text:span><text:span text:style-name="T4">,</text:span> <text:span text:style-name="T42">8.0</text:span><text:span text:style-name="T4">,</text:span> <text:span text:style-name="T42">1</text:span><text:span text:style-name="T4">,</text:span> <text:span text:style-name="T42">1</text:span><text:span text:style-name="T4">,</text:span> <text:span text:style-name="T42">12</text:span><text:span text:style-name="T4">,</text:span> <text:span text:style-name="T42">34.0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1</text:span><text:span text:style-name="T4">,</text:span> <text:span text:style-name="T42">49.4</text:span><text:span text:style-name="T4">,</text:span> <text:span text:style-name="T42">14.6</text:span><text:span text:style-name="T4">,</text:span> <text:span text:style-name="T42">7.4</text:span><text:span text:style-name="T4">,</text:span> <text:span text:style-name="T42">1</text:span><text:span text:style-name="T4">,</text:span> <text:span text:style-name="T42">1</text:span><text:span text:style-name="T4">,</text:span> <text:span text:style-name="T42">12</text:span><text:span text:style-name="T4">,</text:span> <text:span text:style-name="T42">19.0</text:span><text:span text:style-name="T46">]</text:span><text:span text:style-name="T4">;</text:span></text:p>
      <text:p text:style-name="P27"><text:soft-page-break/><text:span text:style-name="T46">[</text:span><text:span text:style-name="T42">1</text:span><text:span text:style-name="T4">,</text:span> <text:span text:style-name="T42">2</text:span><text:span text:style-name="T4">,</text:span> <text:span text:style-name="T42">1</text:span><text:span text:style-name="T4">,</text:span> <text:span text:style-name="T42">121.2</text:span><text:span text:style-name="T4">,</text:span> <text:span text:style-name="T42">38.1</text:span><text:span text:style-name="T4">,</text:span> <text:span text:style-name="T42">14.0</text:span><text:span text:style-name="T4">,</text:span> <text:span text:style-name="T42">1</text:span><text:span text:style-name="T4">,</text:span> <text:span text:style-name="T42">1</text:span><text:span text:style-name="T4">,</text:span> <text:span text:style-name="T42">12</text:span><text:span text:style-name="T4">,</text:span> <text:span text:style-name="T42">46.6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1</text:span><text:span text:style-name="T4">,</text:span> <text:span text:style-name="T42">152.1</text:span><text:span text:style-name="T4">,</text:span> <text:span text:style-name="T42">42.5</text:span><text:span text:style-name="T4">,</text:span> <text:span text:style-name="T42">25.0</text:span><text:span text:style-name="T4">,</text:span> <text:span text:style-name="T42">1</text:span><text:span text:style-name="T4">,</text:span> <text:span text:style-name="T42">1</text:span><text:span text:style-name="T4">,</text:span> <text:span text:style-name="T42">12</text:span><text:span text:style-name="T4">,</text:span> <text:span text:style-name="T42">58.5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2</text:span><text:span text:style-name="T4">,</text:span> <text:span text:style-name="T42">54.6</text:span><text:span text:style-name="T4">,</text:span> <text:span text:style-name="T42">16.2</text:span><text:span text:style-name="T4">,</text:span> <text:span text:style-name="T42">10.2</text:span><text:span text:style-name="T4">,</text:span> <text:span text:style-name="T42">1</text:span><text:span text:style-name="T4">,</text:span> <text:span text:style-name="T42">0</text:span><text:span text:style-name="T4">,</text:span> <text:span text:style-name="T42">12</text:span><text:span text:style-name="T4">,</text:span> <text:span text:style-name="T42">24.2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2</text:span><text:span text:style-name="T4">,</text:span> <text:span text:style-name="T42">80.6</text:span><text:span text:style-name="T4">,</text:span> <text:span text:style-name="T42">26.9</text:span><text:span text:style-name="T4">,</text:span> <text:span text:style-name="T42">11.0</text:span><text:span text:style-name="T4">,</text:span> <text:span text:style-name="T42">1</text:span><text:span text:style-name="T4">,</text:span> <text:span text:style-name="T42">0</text:span><text:span text:style-name="T4">,</text:span> <text:span text:style-name="T42">12</text:span><text:span text:style-name="T4">,</text:span> <text:span text:style-name="T42">35.7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2</text:span><text:span text:style-name="T4">,</text:span> <text:span text:style-name="T42">115.7</text:span><text:span text:style-name="T4">,</text:span> <text:span text:style-name="T42">40.2</text:span><text:span text:style-name="T4">,</text:span> <text:span text:style-name="T42">11.5</text:span><text:span text:style-name="T4">,</text:span> <text:span text:style-name="T42">1</text:span><text:span text:style-name="T4">,</text:span> <text:span text:style-name="T42">1</text:span><text:span text:style-name="T4">,</text:span> <text:span text:style-name="T42">12</text:span><text:span text:style-name="T4">,</text:span> <text:span text:style-name="T42">51.2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4</text:span><text:span text:style-name="T4">,</text:span> <text:span text:style-name="T42">2</text:span><text:span text:style-name="T4">,</text:span> <text:span text:style-name="T42">171.6</text:span><text:span text:style-name="T4">,</text:span> <text:span text:style-name="T42">68.9</text:span><text:span text:style-name="T4">,</text:span> <text:span text:style-name="T42">11.0</text:span><text:span text:style-name="T4">,</text:span> <text:span text:style-name="T42">1</text:span><text:span text:style-name="T4">,</text:span> <text:span text:style-name="T42">1</text:span><text:span text:style-name="T4">,</text:span> <text:span text:style-name="T42">12</text:span><text:span text:style-name="T4">,</text:span> <text:span text:style-name="T42">75.9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2</text:span><text:span text:style-name="T4">,</text:span> <text:span text:style-name="T42">53.0</text:span><text:span text:style-name="T4">,</text:span> <text:span text:style-name="T42">14.8</text:span><text:span text:style-name="T4">,</text:span> <text:span text:style-name="T42">10.1</text:span><text:span text:style-name="T4">,</text:span> <text:span text:style-name="T42">1</text:span><text:span text:style-name="T4">,</text:span> <text:span text:style-name="T42">1</text:span><text:span text:style-name="T4">,</text:span> <text:span text:style-name="T42">6</text:span><text:span text:style-name="T4">,</text:span> <text:span text:style-name="T42">21.2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2</text:span><text:span text:style-name="T4">,</text:span> <text:span text:style-name="T42">77.0</text:span><text:span text:style-name="T4">,</text:span> <text:span text:style-name="T42">24.5</text:span><text:span text:style-name="T4">,</text:span> <text:span text:style-name="T42">11.2</text:span><text:span text:style-name="T4">,</text:span> <text:span text:style-name="T42">1</text:span><text:span text:style-name="T4">,</text:span> <text:span text:style-name="T42">1</text:span><text:span text:style-name="T4">,</text:span> <text:span text:style-name="T42">6</text:span><text:span text:style-name="T4">,</text:span> <text:span text:style-name="T42">30.8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2</text:span><text:span text:style-name="T4">,</text:span> <text:span text:style-name="T42">85.0</text:span><text:span text:style-name="T4">,</text:span> <text:span text:style-name="T42">29.9</text:span><text:span text:style-name="T4">,</text:span> <text:span text:style-name="T42">9.3</text:span><text:span text:style-name="T4">,</text:span> <text:span text:style-name="T42">1</text:span><text:span text:style-name="T4">,</text:span> <text:span text:style-name="T42">1</text:span><text:span text:style-name="T4">,</text:span> <text:span text:style-name="T42">6</text:span><text:span text:style-name="T4">,</text:span> <text:span text:style-name="T42">34.0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2</text:span><text:span text:style-name="T4">,</text:span> <text:span text:style-name="T42">78.3</text:span><text:span text:style-name="T4">,</text:span> <text:span text:style-name="T42">27.9</text:span><text:span text:style-name="T4">,</text:span> <text:span text:style-name="T42">10.9</text:span><text:span text:style-name="T4">,</text:span> <text:span text:style-name="T42">1</text:span><text:span text:style-name="T4">,</text:span> <text:span text:style-name="T42">1</text:span><text:span text:style-name="T4">,</text:span> <text:span text:style-name="T42">12</text:span><text:span text:style-name="T4">,</text:span> <text:span text:style-name="T42">31.9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2</text:span><text:span text:style-name="T4">,</text:span> <text:span text:style-name="T42">106.9</text:span><text:span text:style-name="T4">,</text:span> <text:span text:style-name="T42">38.2</text:span><text:span text:style-name="T4">,</text:span> <text:span text:style-name="T42">13.8</text:span><text:span text:style-name="T4">,</text:span> <text:span text:style-name="T42">1</text:span><text:span text:style-name="T4">,</text:span> <text:span text:style-name="T42">1</text:span><text:span text:style-name="T4">,</text:span> <text:span text:style-name="T42">12</text:span><text:span text:style-name="T4">,</text:span> <text:span text:style-name="T42">43.6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2</text:span><text:span text:style-name="T4">,</text:span> <text:span text:style-name="T42">127.9</text:span><text:span text:style-name="T4">,</text:span> <text:span text:style-name="T42">40.2</text:span><text:span text:style-name="T4">,</text:span> <text:span text:style-name="T42">15.3</text:span><text:span text:style-name="T4">,</text:span> <text:span text:style-name="T42">1</text:span><text:span text:style-name="T4">,</text:span> <text:span text:style-name="T42">1</text:span><text:span text:style-name="T4">,</text:span> <text:span text:style-name="T42">12</text:span><text:span text:style-name="T4">,</text:span> <text:span text:style-name="T42">52.2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3</text:span><text:span text:style-name="T4">,</text:span> <text:span text:style-name="T42">99.7</text:span><text:span text:style-name="T4">,</text:span> <text:span text:style-name="T42">34.4</text:span><text:span text:style-name="T4">,</text:span> <text:span text:style-name="T42">8.0</text:span><text:span text:style-name="T4">,</text:span> <text:span text:style-name="T42">1</text:span><text:span text:style-name="T4">,</text:span> <text:span text:style-name="T42">1</text:span><text:span text:style-name="T4">,</text:span> <text:span text:style-name="T42">0</text:span><text:span text:style-name="T4">,</text:span> <text:span text:style-name="T42">43.1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3</text:span><text:span text:style-name="T4">,</text:span> <text:span text:style-name="T42">50.3</text:span><text:span text:style-name="T4">,</text:span> <text:span text:style-name="T42">15.4</text:span><text:span text:style-name="T4">,</text:span> <text:span text:style-name="T42">10.2</text:span><text:span text:style-name="T4">,</text:span> <text:span text:style-name="T42">1</text:span><text:span text:style-name="T4">,</text:span> <text:span text:style-name="T42">1</text:span><text:span text:style-name="T4">,</text:span> <text:span text:style-name="T42">6</text:span><text:span text:style-name="T4">,</text:span> <text:span text:style-name="T42">25.0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3</text:span><text:span text:style-name="T4">,</text:span> <text:span text:style-name="T42">73.3</text:span><text:span text:style-name="T4">,</text:span> <text:span text:style-name="T42">25.2</text:span><text:span text:style-name="T4">,</text:span> <text:span text:style-name="T42">10.1</text:span><text:span text:style-name="T4">,</text:span> <text:span text:style-name="T42">1</text:span><text:span text:style-name="T4">,</text:span> <text:span text:style-name="T42">1</text:span><text:span text:style-name="T4">,</text:span> <text:span text:style-name="T42">6</text:span><text:span text:style-name="T4">,</text:span> <text:span text:style-name="T42">35.2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3</text:span><text:span text:style-name="T4">,</text:span> <text:span text:style-name="T42">99.7</text:span><text:span text:style-name="T4">,</text:span> <text:span text:style-name="T42">34.4</text:span><text:span text:style-name="T4">,</text:span> <text:span text:style-name="T42">8.0</text:span><text:span text:style-name="T4">,</text:span> <text:span text:style-name="T42">1</text:span><text:span text:style-name="T4">,</text:span> <text:span text:style-name="T42">1</text:span><text:span text:style-name="T4">,</text:span> <text:span text:style-name="T42">6</text:span><text:span text:style-name="T4">,</text:span> <text:span text:style-name="T42">40.8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3</text:span><text:span text:style-name="T4">,</text:span> <text:span text:style-name="T42">50.3</text:span><text:span text:style-name="T4">,</text:span> <text:span text:style-name="T42">15.4</text:span><text:span text:style-name="T4">,</text:span> <text:span text:style-name="T42">10.2</text:span><text:span text:style-name="T4">,</text:span> <text:span text:style-name="T42">1</text:span><text:span text:style-name="T4">,</text:span> <text:span text:style-name="T42">0</text:span><text:span text:style-name="T4">,</text:span> <text:span text:style-name="T42">0</text:span><text:span text:style-name="T4">,</text:span> <text:span text:style-name="T42">18.2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3</text:span><text:span text:style-name="T4">,</text:span> <text:span text:style-name="T42">54.0</text:span><text:span text:style-name="T4">,</text:span> <text:span text:style-name="T42">15.4</text:span><text:span text:style-name="T4">,</text:span> <text:span text:style-name="T42">10.2</text:span><text:span text:style-name="T4">,</text:span> <text:span text:style-name="T42">1</text:span><text:span text:style-name="T4">,</text:span> <text:span text:style-name="T42">1</text:span><text:span text:style-name="T4">,</text:span> <text:span text:style-name="T42">0</text:span><text:span text:style-name="T4">,</text:span> <text:span text:style-name="T42">20.1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3</text:span><text:span text:style-name="T4">,</text:span> <text:span text:style-name="T42">63.4</text:span><text:span text:style-name="T4">,</text:span> <text:span text:style-name="T42">21.9</text:span><text:span text:style-name="T4">,</text:span> <text:span text:style-name="T42">8.0</text:span><text:span text:style-name="T4">,</text:span> <text:span text:style-name="T42">1</text:span><text:span text:style-name="T4">,</text:span> <text:span text:style-name="T42">0</text:span><text:span text:style-name="T4">,</text:span> <text:span text:style-name="T42">0</text:span><text:span text:style-name="T4">,</text:span> <text:span text:style-name="T42">22.7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3</text:span><text:span text:style-name="T4">,</text:span> <text:span text:style-name="T42">74.6</text:span><text:span text:style-name="T4">,</text:span> <text:span text:style-name="T42">25.8</text:span><text:span text:style-name="T4">,</text:span> <text:span text:style-name="T42">10.1</text:span><text:span text:style-name="T4">,</text:span> <text:span text:style-name="T42">1</text:span><text:span text:style-name="T4">,</text:span> <text:span text:style-name="T42">1</text:span><text:span text:style-name="T4">,</text:span> <text:span text:style-name="T42">0</text:span><text:span text:style-name="T4">,</text:span> <text:span text:style-name="T42">27.6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3</text:span><text:span text:style-name="T4">,</text:span> <text:span text:style-name="T42">99.7</text:span><text:span text:style-name="T4">,</text:span> <text:span text:style-name="T42">34.4</text:span><text:span text:style-name="T4">,</text:span> <text:span text:style-name="T42">8.0</text:span><text:span text:style-name="T4">,</text:span> <text:span text:style-name="T42">0</text:span><text:span text:style-name="T4">,</text:span> <text:span text:style-name="T42">1</text:span><text:span text:style-name="T4">,</text:span> <text:span text:style-name="T42">0</text:span><text:span text:style-name="T4">,</text:span> <text:span text:style-name="T42">36.0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4</text:span><text:span text:style-name="T4">,</text:span> <text:span text:style-name="T42">48.1</text:span><text:span text:style-name="T4">,</text:span> <text:span text:style-name="T42">13.5</text:span><text:span text:style-name="T4">,</text:span> <text:span text:style-name="T42">8.3</text:span><text:span text:style-name="T4">,</text:span> <text:span text:style-name="T42">0</text:span><text:span text:style-name="T4">,</text:span> <text:span text:style-name="T42">1</text:span><text:span text:style-name="T4">,</text:span> <text:span text:style-name="T42">7</text:span><text:span text:style-name="T4">,</text:span> <text:span text:style-name="T42">17.8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4</text:span><text:span text:style-name="T4">,</text:span> <text:span text:style-name="T42">70.2</text:span><text:span text:style-name="T4">,</text:span> <text:span text:style-name="T42">23.5</text:span><text:span text:style-name="T4">,</text:span> <text:span text:style-name="T42">8.3</text:span><text:span text:style-name="T4">,</text:span> <text:span text:style-name="T42">0</text:span><text:span text:style-name="T4">,</text:span> <text:span text:style-name="T42">1</text:span><text:span text:style-name="T4">,</text:span> <text:span text:style-name="T42">7</text:span><text:span text:style-name="T4">,</text:span> <text:span text:style-name="T42">25.9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4</text:span><text:span text:style-name="T4">,</text:span> <text:span text:style-name="T42">88.4</text:span><text:span text:style-name="T4">,</text:span> <text:span text:style-name="T42">32.7</text:span><text:span text:style-name="T4">,</text:span> <text:span text:style-name="T42">8.3</text:span><text:span text:style-name="T4">,</text:span> <text:span text:style-name="T42">0</text:span><text:span text:style-name="T4">,</text:span> <text:span text:style-name="T42">1</text:span><text:span text:style-name="T4">,</text:span> <text:span text:style-name="T42">7</text:span><text:span text:style-name="T4">,</text:span> <text:span text:style-name="T42">32.6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4</text:span><text:span text:style-name="T4">,</text:span> <text:span text:style-name="T42">52.7</text:span><text:span text:style-name="T4">,</text:span> <text:span text:style-name="T42">12.3</text:span><text:span text:style-name="T4">,</text:span> <text:span text:style-name="T42">11.0</text:span><text:span text:style-name="T4">,</text:span> <text:span text:style-name="T42">0</text:span><text:span text:style-name="T4">,</text:span> <text:span text:style-name="T42">1</text:span><text:span text:style-name="T4">,</text:span> <text:span text:style-name="T42">3</text:span><text:span text:style-name="T4">,</text:span> <text:span text:style-name="T42">19.8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4</text:span><text:span text:style-name="T4">,</text:span> <text:span text:style-name="T42">79.3</text:span><text:span text:style-name="T4">,</text:span> <text:span text:style-name="T42">23.8</text:span><text:span text:style-name="T4">,</text:span> <text:span text:style-name="T42">11.0</text:span><text:span text:style-name="T4">,</text:span> <text:span text:style-name="T42">0</text:span><text:span text:style-name="T4">,</text:span> <text:span text:style-name="T42">1</text:span><text:span text:style-name="T4">,</text:span> <text:span text:style-name="T42">3</text:span><text:span text:style-name="T4">,</text:span> <text:span text:style-name="T42">29.9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4</text:span><text:span text:style-name="T4">,</text:span> <text:span text:style-name="T42">104.0</text:span><text:span text:style-name="T4">,</text:span> <text:span text:style-name="T42">35.1</text:span><text:span text:style-name="T4">,</text:span> <text:span text:style-name="T42">11.0</text:span><text:span text:style-name="T4">,</text:span> <text:span text:style-name="T42">1</text:span><text:span text:style-name="T4">,</text:span> <text:span text:style-name="T42">1</text:span><text:span text:style-name="T4">,</text:span> <text:span text:style-name="T42">3</text:span><text:span text:style-name="T4">,</text:span> <text:span text:style-name="T42">39.2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4</text:span><text:span text:style-name="T4">,</text:span> <text:span text:style-name="T42">67.6</text:span><text:span text:style-name="T4">,</text:span> <text:span text:style-name="T42">16.3</text:span><text:span text:style-name="T4">,</text:span> <text:span text:style-name="T42">11.2</text:span><text:span text:style-name="T4">,</text:span> <text:span text:style-name="T42">1</text:span><text:span text:style-name="T4">,</text:span> <text:span text:style-name="T42">1</text:span><text:span text:style-name="T4">,</text:span> <text:span text:style-name="T42">18</text:span><text:span text:style-name="T4">,</text:span> <text:span text:style-name="T42">22.4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4</text:span><text:span text:style-name="T4">,</text:span> <text:span text:style-name="T42">101.5</text:span><text:span text:style-name="T4">,</text:span> <text:span text:style-name="T42">30.8</text:span><text:span text:style-name="T4">,</text:span> <text:span text:style-name="T42">11.6</text:span><text:span text:style-name="T4">,</text:span> <text:span text:style-name="T42">1</text:span><text:span text:style-name="T4">,</text:span> <text:span text:style-name="T42">1</text:span><text:span text:style-name="T4">,</text:span> <text:span text:style-name="T42">18</text:span><text:span text:style-name="T4">,</text:span> <text:span text:style-name="T42">35.2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4</text:span><text:span text:style-name="T4">,</text:span> <text:span text:style-name="T42">119.1</text:span><text:span text:style-name="T4">,</text:span> <text:span text:style-name="T42">41.4</text:span><text:span text:style-name="T4">,</text:span> <text:span text:style-name="T42">16.0</text:span><text:span text:style-name="T4">,</text:span> <text:span text:style-name="T42">0</text:span><text:span text:style-name="T4">,</text:span> <text:span text:style-name="T42">0</text:span><text:span text:style-name="T4">,</text:span> <text:span text:style-name="T42">18</text:span><text:span text:style-name="T4">,</text:span> <text:span text:style-name="T42">41.2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1</text:span><text:span text:style-name="T4">,</text:span> <text:span text:style-name="T42">4</text:span><text:span text:style-name="T4">,</text:span> <text:span text:style-name="T42">51.9</text:span><text:span text:style-name="T4">,</text:span> <text:span text:style-name="T42">14.8</text:span><text:span text:style-name="T4">,</text:span> <text:span text:style-name="T42">8.4</text:span><text:span text:style-name="T4">,</text:span> <text:span text:style-name="T42">0</text:span><text:span text:style-name="T4">,</text:span> <text:span text:style-name="T42">1</text:span><text:span text:style-name="T4">,</text:span> <text:span text:style-name="T42">6</text:span><text:span text:style-name="T4">,</text:span> <text:span text:style-name="T42">17.8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2</text:span><text:span text:style-name="T4">,</text:span> <text:span text:style-name="T42">4</text:span><text:span text:style-name="T4">,</text:span> <text:span text:style-name="T42">73.1</text:span><text:span text:style-name="T4">,</text:span> <text:span text:style-name="T42">24.2</text:span><text:span text:style-name="T4">,</text:span> <text:span text:style-name="T42">11.1</text:span><text:span text:style-name="T4">,</text:span> <text:span text:style-name="T42">0</text:span><text:span text:style-name="T4">,</text:span> <text:span text:style-name="T42">1</text:span><text:span text:style-name="T4">,</text:span> <text:span text:style-name="T42">6</text:span><text:span text:style-name="T4">,</text:span> <text:span text:style-name="T42">25.0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3</text:span><text:span text:style-name="T4">,</text:span> <text:span text:style-name="T42">4</text:span><text:span text:style-name="T4">,</text:span> <text:span text:style-name="T42">102.8</text:span><text:span text:style-name="T4">,</text:span> <text:span text:style-name="T42">32.6</text:span><text:span text:style-name="T4">,</text:span> <text:span text:style-name="T42">15.5</text:span><text:span text:style-name="T4">,</text:span> <text:span text:style-name="T42">0</text:span><text:span text:style-name="T4">,</text:span> <text:span text:style-name="T42">1</text:span><text:span text:style-name="T4">,</text:span> <text:span text:style-name="T42">6</text:span><text:span text:style-name="T4">,</text:span> <text:span text:style-name="T42">35.2</text:span><text:span text:style-name="T46">]</text:span><text:span text:style-name="T4">;</text:span></text:p>
      <text:p text:style-name="P27"><text:span text:style-name="T46">[</text:span><text:span text:style-name="T42">1</text:span><text:span text:style-name="T4">,</text:span> <text:span text:style-name="T42">4</text:span><text:span text:style-name="T4">,</text:span> <text:span text:style-name="T42">4</text:span><text:span text:style-name="T4">,</text:span> <text:span text:style-name="T42">119.1</text:span><text:span text:style-name="T4">,</text:span> <text:span text:style-name="T42">42.5</text:span><text:span text:style-name="T4">,</text:span> <text:span text:style-name="T42">9.4</text:span><text:span text:style-name="T4">,</text:span> <text:span text:style-name="T42">0</text:span><text:span text:style-name="T4">,</text:span> <text:span text:style-name="T42">1</text:span><text:span text:style-name="T4">,</text:span> <text:span text:style-name="T42">6</text:span><text:span text:style-name="T4">,</text:span> <text:span text:style-name="T42">40.8</text:span><text:span text:style-name="T46">]</text:span></text:p>
      <text:p text:style-name="P26"><text:s/><text:span text:style-name="T47">]</text:span><text:span text:style-name="T6">;</text:span></text:p>
      <text:p text:style-name="P26"><text:s/><text:span text:style-name="T50">//task 1;</text:span></text:p>
      <text:p text:style-name="P26"><text:s/><text:span text:style-name="T6">y</text:span><text:span text:style-name="T49"> </text:span><text:span text:style-name="T40">=</text:span><text:span text:style-name="T49"> </text:span><text:span text:style-name="T6">x</text:span><text:span text:style-name="T47">(</text:span><text:span text:style-name="T51">:</text:span><text:span text:style-name="T6">,k</text:span><text:span text:style-name="T40">+</text:span><text:span text:style-name="T44">2</text:span><text:span text:style-name="T47">)</text:span><text:span text:style-name="T6">;</text:span></text:p>
      <text:p text:style-name="P26"><text:s/><text:span text:style-name="T6">x</text:span><text:span text:style-name="T49"> </text:span><text:span text:style-name="T40">=</text:span><text:span text:style-name="T49"> </text:span><text:span text:style-name="T6">x</text:span><text:span text:style-name="T47">(</text:span><text:span text:style-name="T51">:</text:span><text:span text:style-name="T6">,</text:span><text:span text:style-name="T44">1</text:span><text:span text:style-name="T51">:</text:span><text:span text:style-name="T47">(</text:span><text:span text:style-name="T6">k</text:span><text:span text:style-name="T40">+</text:span><text:span text:style-name="T44">1</text:span><text:span text:style-name="T47">))</text:span><text:span text:style-name="T6">;</text:span></text:p>
      <text:p text:style-name="P26"><text:s/><text:span text:style-name="T6">b</text:span><text:span text:style-name="T49"> </text:span><text:span text:style-name="T40">=</text:span><text:span text:style-name="T49"> </text:span><text:span text:style-name="T47">(</text:span><text:span text:style-name="T6">x</text:span><text:span text:style-name="T40">'*</text:span><text:span text:style-name="T6">x</text:span><text:span text:style-name="T47">)</text:span><text:span text:style-name="T40">^</text:span><text:span text:style-name="T47">(</text:span><text:span text:style-name="T40">-</text:span><text:span text:style-name="T44">1</text:span><text:span text:style-name="T47">)</text:span><text:span text:style-name="T40">*</text:span><text:span text:style-name="T6">x</text:span><text:span text:style-name="T40">'*</text:span><text:span text:style-name="T6">y;</text:span></text:p>
      <text:p text:style-name="P26"><text:s/><text:span text:style-name="T50">//task 2</text:span></text:p>
      <text:p text:style-name="P26"><text:s/><text:span text:style-name="T6">temp_y</text:span><text:span text:style-name="T49"> </text:span><text:span text:style-name="T40">=</text:span><text:span text:style-name="T49"> </text:span><text:span text:style-name="T6">x</text:span><text:span text:style-name="T40">*</text:span><text:span text:style-name="T6">b</text:span><text:span text:style-name="T49"> </text:span><text:span text:style-name="T40">-</text:span><text:span text:style-name="T49"> </text:span><text:span text:style-name="T6">y;</text:span></text:p>
      <text:p text:style-name="P26"><text:s/><text:span text:style-name="T6">ESS</text:span><text:span text:style-name="T49"> </text:span><text:span text:style-name="T40">=</text:span><text:span text:style-name="T49"> </text:span><text:span text:style-name="T6">temp_y</text:span><text:span text:style-name="T40">'*</text:span><text:span text:style-name="T6">temp_y;</text:span></text:p>
      <text:p text:style-name="P26"><text:s/><text:span text:style-name="T6">avg_y</text:span><text:span text:style-name="T49"> </text:span><text:span text:style-name="T40">=</text:span><text:span text:style-name="T49"> </text:span><text:span text:style-name="T47">(</text:span><text:span text:style-name="T6">y</text:span><text:span text:style-name="T40">'*</text:span><text:span text:style-name="T53">ones</text:span><text:span text:style-name="T47">(</text:span><text:span text:style-name="T6">n,</text:span><text:span text:style-name="T44">1</text:span><text:span text:style-name="T47">))</text:span><text:span text:style-name="T40">/</text:span><text:span text:style-name="T6">n;</text:span></text:p>
      <text:p text:style-name="P26"><text:s/><text:span text:style-name="T6">temp_y</text:span><text:span text:style-name="T49"> </text:span><text:span text:style-name="T40">=</text:span><text:span text:style-name="T49"> </text:span><text:span text:style-name="T6">x</text:span><text:span text:style-name="T40">*</text:span><text:span text:style-name="T6">b</text:span><text:span text:style-name="T49"> </text:span><text:span text:style-name="T40">-</text:span><text:span text:style-name="T49"> </text:span><text:span text:style-name="T6">avg_y;</text:span></text:p>
      <text:p text:style-name="P26"><text:s/><text:span text:style-name="T6">RSS</text:span><text:span text:style-name="T49"> </text:span><text:span text:style-name="T40">=</text:span><text:span text:style-name="T49"> </text:span><text:span text:style-name="T6">temp_y</text:span><text:span text:style-name="T40">'*</text:span><text:span text:style-name="T6">temp_y;</text:span></text:p>
      <text:p text:style-name="P26"><text:s/><text:span text:style-name="T6">TSS</text:span><text:span text:style-name="T49"> </text:span><text:span text:style-name="T40">=</text:span><text:span text:style-name="T49"> </text:span><text:span text:style-name="T6">RSS</text:span><text:span text:style-name="T49"> </text:span><text:span text:style-name="T40">+</text:span><text:span text:style-name="T49"> </text:span><text:span text:style-name="T6">ESS;</text:span></text:p>
      <text:p text:style-name="P26"><text:s/><text:span text:style-name="T6">R2</text:span><text:span text:style-name="T49"> </text:span><text:span text:style-name="T40">=</text:span><text:span text:style-name="T49"> </text:span><text:span text:style-name="T44">1</text:span><text:span text:style-name="T49"> </text:span><text:span text:style-name="T40">-</text:span><text:span text:style-name="T49"> </text:span><text:span text:style-name="T6">ESS</text:span><text:span text:style-name="T40">/</text:span><text:span text:style-name="T6">TSS</text:span></text:p>
      <text:p text:style-name="P26"><text:s/><text:span text:style-name="T6">R2_korr</text:span><text:span text:style-name="T49"> </text:span><text:span text:style-name="T40">=</text:span><text:span text:style-name="T49"> </text:span><text:span text:style-name="T44">1</text:span><text:span text:style-name="T49"> </text:span><text:span text:style-name="T40">-</text:span><text:span text:style-name="T49"> </text:span><text:span text:style-name="T47">(</text:span><text:span text:style-name="T6">n</text:span><text:span text:style-name="T40">-</text:span><text:span text:style-name="T44">1</text:span><text:span text:style-name="T47">)</text:span><text:span text:style-name="T40">/</text:span><text:span text:style-name="T47">(</text:span><text:span text:style-name="T6">n</text:span><text:span text:style-name="T40">-</text:span><text:span text:style-name="T6">k</text:span><text:span text:style-name="T40">-</text:span><text:span text:style-name="T44">1</text:span><text:span text:style-name="T47">)</text:span><text:span text:style-name="T40">*</text:span><text:span text:style-name="T47">(</text:span><text:span text:style-name="T44">1</text:span><text:span text:style-name="T40">-</text:span><text:span text:style-name="T6">R2</text:span><text:span text:style-name="T47">)</text:span><text:span text:style-name="T6">;</text:span></text:p>
      <text:p text:style-name="P26"><text:s/></text:p>
      <text:p text:style-name="P26"><text:s/><text:span text:style-name="T50">//task 3</text:span></text:p>
      <text:p text:style-name="P26"><text:s/><text:span text:style-name="T6">s2</text:span><text:span text:style-name="T49"> </text:span><text:span text:style-name="T40">=</text:span><text:span text:style-name="T49"> </text:span><text:span text:style-name="T6">ESS</text:span><text:span text:style-name="T40">/</text:span><text:span text:style-name="T47">(</text:span><text:span text:style-name="T6">n</text:span><text:span text:style-name="T40">-</text:span><text:span text:style-name="T6">k</text:span><text:span text:style-name="T47">)</text:span><text:span text:style-name="T6">;</text:span></text:p>
      <text:p text:style-name="P26"><text:s/><text:span text:style-name="T6">s</text:span><text:span text:style-name="T49"> </text:span><text:span text:style-name="T40">=</text:span><text:span text:style-name="T49"> </text:span><text:span text:style-name="T53">sqrt</text:span><text:span text:style-name="T47">(</text:span><text:span text:style-name="T6">s2</text:span><text:span text:style-name="T47">)</text:span><text:span text:style-name="T6">;</text:span><text:span text:style-name="T49"> </text:span></text:p>
      <text:p text:style-name="P26"><text:s/><text:span text:style-name="T6">s2R</text:span><text:span text:style-name="T49"> </text:span><text:span text:style-name="T40">=</text:span><text:span text:style-name="T49"> </text:span><text:span text:style-name="T6">TSS</text:span><text:span text:style-name="T40">/</text:span><text:span text:style-name="T47">(</text:span><text:span text:style-name="T6">k</text:span><text:span text:style-name="T40">-</text:span><text:span text:style-name="T44">1</text:span><text:span text:style-name="T47">)</text:span><text:span text:style-name="T6">;</text:span></text:p>
      <text:p text:style-name="P26"><text:s/><text:span text:style-name="T50">//task 4</text:span></text:p>
      <text:p text:style-name="P26"><text:s/><text:span text:style-name="T6">avg_x</text:span><text:span text:style-name="T49"> </text:span><text:span text:style-name="T40">=</text:span><text:span text:style-name="T49"> </text:span><text:span text:style-name="T47">(</text:span><text:span text:style-name="T53">ones</text:span><text:span text:style-name="T47">(</text:span><text:span text:style-name="T44">1</text:span><text:span text:style-name="T6">,n</text:span><text:span text:style-name="T47">)</text:span><text:span text:style-name="T40">*</text:span><text:span text:style-name="T6">x</text:span><text:span text:style-name="T40">/</text:span><text:span text:style-name="T6">n</text:span><text:span text:style-name="T47">)</text:span><text:span text:style-name="T6">;</text:span></text:p>
      <text:p text:style-name="P26"><text:s/><text:span text:style-name="T6">temp_avg_x</text:span><text:span text:style-name="T49"> </text:span><text:span text:style-name="T40">=</text:span><text:span text:style-name="T49"> </text:span><text:span text:style-name="T6">x;</text:span></text:p>
      <text:p text:style-name="P26"><text:s/><text:span text:style-name="T55">for</text:span><text:span text:style-name="T49"> </text:span><text:span text:style-name="T6">i</text:span><text:span text:style-name="T49"> </text:span><text:span text:style-name="T40">=</text:span><text:span text:style-name="T49"> </text:span><text:span text:style-name="T44">1</text:span><text:span text:style-name="T51">:</text:span><text:span text:style-name="T6">n</text:span></text:p>
      <text:p text:style-name="P26"><text:s text:c="5"/><text:span text:style-name="T6">temp_avg_x</text:span><text:span text:style-name="T47">(</text:span><text:span text:style-name="T6">i,</text:span><text:span text:style-name="T51">:</text:span><text:span text:style-name="T47">)</text:span><text:span text:style-name="T49"> </text:span><text:span text:style-name="T40">=</text:span><text:span text:style-name="T49"> </text:span><text:span text:style-name="T6">temp_avg_x</text:span><text:span text:style-name="T47">(</text:span><text:span text:style-name="T6">i,</text:span><text:span text:style-name="T49"> </text:span><text:span text:style-name="T51">:</text:span><text:span text:style-name="T47">)</text:span><text:span text:style-name="T49"> </text:span><text:span text:style-name="T40">-</text:span><text:span text:style-name="T49"> </text:span><text:span text:style-name="T6">avg_x;</text:span></text:p>
      <text:p text:style-name="P26"><text:s/><text:span text:style-name="T55">end</text:span></text:p>
      <text:p text:style-name="P26"><text:s/><text:span text:style-name="T6">temp_x</text:span><text:span text:style-name="T49"> </text:span><text:span text:style-name="T40">=</text:span><text:span text:style-name="T49"> </text:span><text:span text:style-name="T44">1</text:span><text:span text:style-name="T51">:</text:span><text:span text:style-name="T47">(</text:span><text:span text:style-name="T6">k</text:span><text:span text:style-name="T40">+</text:span><text:span text:style-name="T44">1</text:span><text:span text:style-name="T47">)</text:span><text:span text:style-name="T6">;</text:span></text:p>
      <text:p text:style-name="P26"><text:s/><text:span text:style-name="T55">for</text:span><text:span text:style-name="T49"> </text:span><text:span text:style-name="T6">i</text:span><text:span text:style-name="T49"> </text:span><text:span text:style-name="T40">=</text:span><text:span text:style-name="T49"> </text:span><text:span text:style-name="T44">1</text:span><text:span text:style-name="T51">:</text:span><text:span text:style-name="T47">(</text:span><text:span text:style-name="T6">k</text:span><text:span text:style-name="T40">+</text:span><text:span text:style-name="T44">1</text:span><text:span text:style-name="T47">)</text:span></text:p>
      <text:p text:style-name="P26"><text:s text:c="5"/><text:span text:style-name="T6">temp_x</text:span><text:span text:style-name="T47">(</text:span><text:span text:style-name="T6">i</text:span><text:span text:style-name="T47">)</text:span><text:span text:style-name="T49"> </text:span><text:span text:style-name="T40">=</text:span><text:span text:style-name="T49"> </text:span><text:span text:style-name="T6">temp_avg_x</text:span><text:span text:style-name="T47">(</text:span><text:span text:style-name="T51">:</text:span><text:span text:style-name="T6">,</text:span><text:span text:style-name="T49"> </text:span><text:span text:style-name="T6">i</text:span><text:span text:style-name="T47">)</text:span><text:span text:style-name="T40">'*</text:span><text:span text:style-name="T6">temp_avg_x</text:span><text:span text:style-name="T47">(</text:span><text:span text:style-name="T51">:</text:span><text:span text:style-name="T6">,</text:span><text:span text:style-name="T49"> </text:span><text:span text:style-name="T6">i</text:span><text:span text:style-name="T47">)</text:span><text:span text:style-name="T6">;</text:span></text:p>
      <text:p text:style-name="P26"><text:s/><text:span text:style-name="T55">end</text:span></text:p>
      <text:p text:style-name="P26"><text:s/><text:span text:style-name="T6">temp_x</text:span><text:span text:style-name="T49"> </text:span><text:span text:style-name="T40">=</text:span><text:span text:style-name="T49"> </text:span><text:span text:style-name="T53">sqrt</text:span><text:span text:style-name="T47">(</text:span><text:span text:style-name="T6">temp_x</text:span><text:span text:style-name="T47">)</text:span><text:span text:style-name="T6">;</text:span></text:p>
      <text:p text:style-name="P26"><text:s/><text:span text:style-name="T6">s_beta2</text:span><text:span text:style-name="T49"> </text:span><text:span text:style-name="T40">=</text:span><text:span text:style-name="T49"> </text:span><text:span text:style-name="T53">diag</text:span><text:span text:style-name="T47">((</text:span><text:span text:style-name="T6">x</text:span><text:span text:style-name="T40">'*</text:span><text:span text:style-name="T6">x</text:span><text:span text:style-name="T47">)</text:span><text:span text:style-name="T40">^-</text:span><text:span text:style-name="T44">1</text:span><text:span text:style-name="T47">)</text:span><text:span text:style-name="T6">;</text:span></text:p>
      <text:p text:style-name="P26"><text:s/></text:p>
      <text:p text:style-name="P26"><text:soft-page-break/><text:s/><text:span text:style-name="T6">t_stat_b</text:span><text:span text:style-name="T49"> </text:span><text:span text:style-name="T40">=</text:span><text:span text:style-name="T49"> </text:span><text:span text:style-name="T53">abs</text:span><text:span text:style-name="T47">(</text:span><text:span text:style-name="T6">b</text:span><text:span text:style-name="T40">./</text:span><text:span text:style-name="T53">sqrt</text:span><text:span text:style-name="T47">(</text:span><text:span text:style-name="T6">s_beta2</text:span><text:span text:style-name="T47">)</text:span><text:span text:style-name="T40">/</text:span><text:span text:style-name="T6">s</text:span><text:span text:style-name="T47">)</text:span><text:span text:style-name="T6">;</text:span></text:p>
      <text:p text:style-name="P26"><text:s/><text:span text:style-name="T6">t_krit</text:span><text:span text:style-name="T49"> </text:span><text:span text:style-name="T40">=</text:span><text:span text:style-name="T49"> </text:span><text:span text:style-name="T44">2.001</text:span><text:span text:style-name="T6">;</text:span></text:p>
      <text:p text:style-name="P26"><text:s/><text:span text:style-name="T6">b_not_null</text:span><text:span text:style-name="T49"> </text:span><text:span text:style-name="T40">=</text:span><text:span text:style-name="T49"> </text:span><text:span text:style-name="T6">t_stat_b</text:span><text:span text:style-name="T49"> </text:span><text:span text:style-name="T40">&gt;</text:span><text:span text:style-name="T49"> </text:span><text:span text:style-name="T6">t_krit;</text:span></text:p>
      <text:p text:style-name="P26"><text:s/></text:p>
      <text:p text:style-name="P26"><text:s/><text:span text:style-name="T50">//task 5</text:span></text:p>
      <text:p text:style-name="P26"><text:s/><text:span text:style-name="T6">F_model</text:span><text:span text:style-name="T49"> </text:span><text:span text:style-name="T40">=</text:span><text:span text:style-name="T49"> <text:s/></text:span><text:span text:style-name="T6">R2</text:span><text:span text:style-name="T40">/</text:span><text:span text:style-name="T47">(</text:span><text:span text:style-name="T44">1</text:span><text:span text:style-name="T40">-</text:span><text:span text:style-name="T6">R2</text:span><text:span text:style-name="T47">)</text:span><text:span text:style-name="T49"> </text:span><text:span text:style-name="T40">*</text:span><text:span text:style-name="T49"> </text:span><text:span text:style-name="T47">(</text:span><text:span text:style-name="T6">n</text:span><text:span text:style-name="T40">-</text:span><text:span text:style-name="T6">k</text:span><text:span text:style-name="T40">-</text:span><text:span text:style-name="T44">1</text:span><text:span text:style-name="T47">)</text:span><text:span text:style-name="T40">/</text:span><text:span text:style-name="T47">(</text:span><text:span text:style-name="T6">k</text:span><text:span text:style-name="T47">)</text:span><text:span text:style-name="T6">;</text:span></text:p>
      <text:p text:style-name="P26"><text:s/><text:span text:style-name="T6">F_krit</text:span><text:span text:style-name="T49"> </text:span><text:span text:style-name="T40">=</text:span><text:span text:style-name="T49"> </text:span><text:span text:style-name="T44">3.053</text:span><text:span text:style-name="T6">;</text:span></text:p>
      <text:p text:style-name="P26"><text:s/><text:span text:style-name="T6">model_not_bad</text:span><text:span text:style-name="T49"> </text:span><text:span text:style-name="T40">=</text:span><text:span text:style-name="T49"> </text:span><text:span text:style-name="T6">F_model</text:span><text:span text:style-name="T49"> </text:span><text:span text:style-name="T40">&gt;</text:span><text:span text:style-name="T49"> </text:span><text:span text:style-name="T6">F_krit;</text:span></text:p>
      <text:p text:style-name="P26"><text:s/></text:p>
      <text:p text:style-name="P26"><text:s/><text:span text:style-name="T50">//task 6</text:span></text:p>
      <text:p text:style-name="P26"><text:s/><text:span text:style-name="T6">b_min_val_abs</text:span><text:span text:style-name="T49"> </text:span><text:span text:style-name="T40">=</text:span><text:span text:style-name="T49"> </text:span><text:span text:style-name="T6">t_krit</text:span><text:span text:style-name="T49"> </text:span><text:span text:style-name="T40">*</text:span><text:span text:style-name="T49"> </text:span><text:span text:style-name="T53">sqrt</text:span><text:span text:style-name="T47">(</text:span><text:span text:style-name="T6">s_beta2</text:span><text:span text:style-name="T47">)</text:span><text:span text:style-name="T49"> </text:span><text:span text:style-name="T40">*</text:span><text:span text:style-name="T49"> </text:span><text:span text:style-name="T6">s;</text:span></text:p>
      <text:p text:style-name="P26"><text:s/></text:p>
      <text:p text:style-name="P26"><text:s/><text:span text:style-name="T50">//task 7</text:span></text:p>
      <text:p text:style-name="P26"><text:s/><text:span text:style-name="T6">Dx</text:span><text:span text:style-name="T49"> </text:span><text:span text:style-name="T40">=</text:span><text:span text:style-name="T49"> </text:span><text:span text:style-name="T53">ones</text:span><text:span text:style-name="T47">(</text:span><text:span text:style-name="T44">1</text:span><text:span text:style-name="T6">,n</text:span><text:span text:style-name="T47">)</text:span><text:span text:style-name="T49"> </text:span><text:span text:style-name="T40">*</text:span><text:span text:style-name="T49"> </text:span><text:span text:style-name="T47">(</text:span><text:span text:style-name="T6">x</text:span><text:span text:style-name="T40">.*</text:span><text:span text:style-name="T6">x</text:span><text:span text:style-name="T47">)</text:span><text:span text:style-name="T40">/</text:span><text:span text:style-name="T6">n</text:span><text:span text:style-name="T49"> </text:span><text:span text:style-name="T40">-</text:span><text:span text:style-name="T49"> </text:span><text:span text:style-name="T6">avg_x</text:span><text:span text:style-name="T40">.*</text:span><text:span text:style-name="T6">avg_x;</text:span></text:p>
      <text:p text:style-name="P26"><text:s/><text:span text:style-name="T6">Dy</text:span><text:span text:style-name="T49"> </text:span><text:span text:style-name="T40">=</text:span><text:span text:style-name="T49"> </text:span><text:span text:style-name="T53">sum</text:span><text:span text:style-name="T47">(</text:span><text:span text:style-name="T6">y</text:span><text:span text:style-name="T40">.*</text:span><text:span text:style-name="T6">y</text:span><text:span text:style-name="T47">)</text:span><text:span text:style-name="T40">/</text:span><text:span text:style-name="T6">n</text:span><text:span text:style-name="T49"> </text:span><text:span text:style-name="T40">-</text:span><text:span text:style-name="T49"> </text:span><text:span text:style-name="T6">avg_y</text:span><text:span text:style-name="T40">^</text:span><text:span text:style-name="T44">2</text:span><text:span text:style-name="T6">;</text:span></text:p>
      <text:p text:style-name="P26"><text:s/><text:span text:style-name="T6">r_xx</text:span><text:span text:style-name="T49"> </text:span><text:span text:style-name="T40">=</text:span><text:span text:style-name="T49"> </text:span><text:span text:style-name="T53">zeros</text:span><text:span text:style-name="T47">(</text:span><text:span text:style-name="T6">k,</text:span><text:span text:style-name="T49"> </text:span><text:span text:style-name="T6">k</text:span><text:span text:style-name="T47">)</text:span><text:span text:style-name="T6">;</text:span></text:p>
      <text:p text:style-name="P26"><text:s/><text:span text:style-name="T55">for</text:span><text:span text:style-name="T49"> </text:span><text:span text:style-name="T6">i</text:span><text:span text:style-name="T49"> </text:span><text:span text:style-name="T40">=</text:span><text:span text:style-name="T49"> </text:span><text:span text:style-name="T44">2</text:span><text:span text:style-name="T51">:</text:span><text:span text:style-name="T47">(</text:span><text:span text:style-name="T6">k</text:span><text:span text:style-name="T40">+</text:span><text:span text:style-name="T44">1</text:span><text:span text:style-name="T47">)</text:span></text:p>
      <text:p text:style-name="P26"><text:s text:c="5"/><text:span text:style-name="T55">for</text:span><text:span text:style-name="T49"> </text:span><text:span text:style-name="T6">j</text:span><text:span text:style-name="T49"> </text:span><text:span text:style-name="T40">=</text:span><text:span text:style-name="T49"> </text:span><text:span text:style-name="T44">2</text:span><text:span text:style-name="T51">:</text:span><text:span text:style-name="T47">(</text:span><text:span text:style-name="T6">k</text:span><text:span text:style-name="T40">+</text:span><text:span text:style-name="T44">1</text:span><text:span text:style-name="T47">)</text:span></text:p>
      <text:p text:style-name="P26"><text:s text:c="9"/><text:span text:style-name="T6">temp_avg_x1x2</text:span><text:span text:style-name="T49"> </text:span><text:span text:style-name="T40">=</text:span><text:span text:style-name="T49"> </text:span><text:span text:style-name="T53">sum</text:span><text:span text:style-name="T47">(</text:span><text:span text:style-name="T6">x</text:span><text:span text:style-name="T47">(</text:span><text:span text:style-name="T51">:</text:span><text:span text:style-name="T6">,</text:span><text:span text:style-name="T49"> </text:span><text:span text:style-name="T6">i</text:span><text:span text:style-name="T47">)</text:span><text:span text:style-name="T40">.*</text:span><text:span text:style-name="T6">x</text:span><text:span text:style-name="T47">(</text:span><text:span text:style-name="T51">:</text:span><text:span text:style-name="T6">,</text:span><text:span text:style-name="T49"> </text:span><text:span text:style-name="T6">j</text:span><text:span text:style-name="T47">))</text:span><text:span text:style-name="T40">/</text:span><text:span text:style-name="T6">n</text:span><text:span text:style-name="T49"> </text:span><text:span text:style-name="T40">-</text:span><text:span text:style-name="T49"> </text:span><text:span text:style-name="T6">avg_x</text:span><text:span text:style-name="T47">(</text:span><text:span text:style-name="T6">i</text:span><text:span text:style-name="T47">)</text:span><text:span text:style-name="T40">*</text:span><text:span text:style-name="T6">avg_x</text:span><text:span text:style-name="T47">(</text:span><text:span text:style-name="T6">j</text:span><text:span text:style-name="T47">)</text:span><text:span text:style-name="T49"> <text:s/></text:span><text:span text:style-name="T6">;</text:span></text:p>
      <text:p text:style-name="P26"><text:s text:c="9"/><text:span text:style-name="T50">//disp(temp_avg_x1x2);</text:span></text:p>
      <text:p text:style-name="P26"><text:s text:c="9"/><text:span text:style-name="T6">r_xx</text:span><text:span text:style-name="T47">(</text:span><text:span text:style-name="T6">i</text:span><text:span text:style-name="T40">-</text:span><text:span text:style-name="T44">1</text:span><text:span text:style-name="T6">,j</text:span><text:span text:style-name="T40">-</text:span><text:span text:style-name="T44">1</text:span><text:span text:style-name="T47">)</text:span><text:span text:style-name="T49"> </text:span><text:span text:style-name="T40">=</text:span><text:span text:style-name="T49"> </text:span><text:span text:style-name="T6">temp_avg_x1x2</text:span><text:span text:style-name="T40">/</text:span><text:span text:style-name="T53">sqrt</text:span><text:span text:style-name="T47">(</text:span><text:span text:style-name="T6">Dx</text:span><text:span text:style-name="T47">(</text:span><text:span text:style-name="T6">i</text:span><text:span text:style-name="T47">)</text:span><text:span text:style-name="T40">*</text:span><text:span text:style-name="T6">Dx</text:span><text:span text:style-name="T47">(</text:span><text:span text:style-name="T6">j</text:span><text:span text:style-name="T47">))</text:span><text:span text:style-name="T6">;</text:span></text:p>
      <text:p text:style-name="P26"><text:s text:c="5"/><text:span text:style-name="T55">end</text:span></text:p>
      <text:p text:style-name="P26"><text:s/><text:span text:style-name="T55">end</text:span></text:p>
      <text:p text:style-name="P26"><text:s/></text:p>
      <text:p text:style-name="P26"><text:s/><text:span text:style-name="T6">r_xy</text:span><text:span text:style-name="T49"> </text:span><text:span text:style-name="T40">=</text:span><text:span text:style-name="T49"> </text:span><text:span text:style-name="T53">zeros</text:span><text:span text:style-name="T47">(</text:span><text:span text:style-name="T44">1</text:span><text:span text:style-name="T6">,k</text:span><text:span text:style-name="T47">)</text:span><text:span text:style-name="T6">;</text:span></text:p>
      <text:p text:style-name="P26"><text:s/><text:span text:style-name="T55">for</text:span><text:span text:style-name="T49"> </text:span><text:span text:style-name="T6">i</text:span><text:span text:style-name="T49"> </text:span><text:span text:style-name="T40">=</text:span><text:span text:style-name="T49"> </text:span><text:span text:style-name="T44">2</text:span><text:span text:style-name="T51">:</text:span><text:span text:style-name="T47">(</text:span><text:span text:style-name="T6">k</text:span><text:span text:style-name="T40">+</text:span><text:span text:style-name="T44">1</text:span><text:span text:style-name="T47">)</text:span></text:p>
      <text:p text:style-name="P26"><text:s text:c="4"/><text:span text:style-name="T6">temp_avg_xy</text:span><text:span text:style-name="T49"> </text:span><text:span text:style-name="T40">=</text:span><text:span text:style-name="T49"> </text:span><text:span text:style-name="T53">sum</text:span><text:span text:style-name="T47">(</text:span><text:span text:style-name="T6">x</text:span><text:span text:style-name="T47">(</text:span><text:span text:style-name="T51">:</text:span><text:span text:style-name="T6">,</text:span><text:span text:style-name="T49"> </text:span><text:span text:style-name="T6">i</text:span><text:span text:style-name="T47">)</text:span><text:span text:style-name="T40">.*</text:span><text:span text:style-name="T6">y</text:span><text:span text:style-name="T47">)</text:span><text:span text:style-name="T40">/</text:span><text:span text:style-name="T6">n</text:span><text:span text:style-name="T49"> </text:span><text:span text:style-name="T40">-</text:span><text:span text:style-name="T49"> </text:span><text:span text:style-name="T6">avg_x</text:span><text:span text:style-name="T47">(</text:span><text:span text:style-name="T6">i</text:span><text:span text:style-name="T47">)</text:span><text:span text:style-name="T40">*</text:span><text:span text:style-name="T6">avg_y;</text:span></text:p>
      <text:p text:style-name="P26"><text:s text:c="4"/><text:span text:style-name="T6">r_xy</text:span><text:span text:style-name="T47">(</text:span><text:span text:style-name="T6">i</text:span><text:span text:style-name="T40">-</text:span><text:span text:style-name="T44">1</text:span><text:span text:style-name="T47">)</text:span><text:span text:style-name="T49"> </text:span><text:span text:style-name="T40">=</text:span><text:span text:style-name="T49"> </text:span><text:span text:style-name="T6">temp_avg_xy</text:span><text:span text:style-name="T49"> </text:span><text:span text:style-name="T40">/</text:span><text:span text:style-name="T53">sqrt</text:span><text:span text:style-name="T47">(</text:span><text:span text:style-name="T6">Dy</text:span><text:span text:style-name="T49"> </text:span><text:span text:style-name="T40">*</text:span><text:span text:style-name="T49"> </text:span><text:span text:style-name="T6">Dx</text:span><text:span text:style-name="T47">(</text:span><text:span text:style-name="T6">i</text:span><text:span text:style-name="T47">))</text:span><text:span text:style-name="T6">;</text:span></text:p>
      <text:p text:style-name="P26"><text:s/><text:span text:style-name="T55">end</text:span><text:span text:style-name="T49"> <text:s text:c="3"/></text:span></text:p>
      <text:p text:style-name="P26"><text:s/></text:p>
      <text:p text:style-name="P26"><text:s/><text:span text:style-name="T50">//task 8</text:span></text:p>
      <text:p text:style-name="P26"><text:s/><text:span text:style-name="T6">r_private</text:span><text:span text:style-name="T49"> </text:span><text:span text:style-name="T40">=</text:span><text:span text:style-name="T49"> </text:span><text:span text:style-name="T53">zeros</text:span><text:span text:style-name="T47">(</text:span><text:span text:style-name="T6">k,</text:span><text:span text:style-name="T44">1</text:span><text:span text:style-name="T47">)</text:span><text:span text:style-name="T6">;</text:span></text:p>
      <text:p text:style-name="P26"><text:s/><text:span text:style-name="T55">for</text:span><text:span text:style-name="T49"> </text:span><text:span text:style-name="T6">i</text:span><text:span text:style-name="T49"> </text:span><text:span text:style-name="T40">=</text:span><text:span text:style-name="T49"> </text:span><text:span text:style-name="T44">2</text:span><text:span text:style-name="T51">:</text:span><text:span text:style-name="T47">(</text:span><text:span text:style-name="T6">k</text:span><text:span text:style-name="T40">+</text:span><text:span text:style-name="T44">1</text:span><text:span text:style-name="T47">)</text:span></text:p>
      <text:p text:style-name="P26"><text:s text:c="5"/><text:span text:style-name="T50">//mnk y, x without x[i]</text:span></text:p>
      <text:p text:style-name="P26"><text:s text:c="5"/><text:span text:style-name="T50">// mnk x[i] from all x's</text:span></text:p>
      <text:p text:style-name="P26"><text:s text:c="5"/><text:span text:style-name="T50">//korr between them</text:span></text:p>
      <text:p text:style-name="P26"><text:s text:c="5"/><text:span text:style-name="T6">temp_x</text:span><text:span text:style-name="T49"> </text:span><text:span text:style-name="T40">=</text:span><text:span text:style-name="T49"> </text:span><text:span text:style-name="T6">x;</text:span></text:p>
      <text:p text:style-name="P26"><text:s text:c="5"/><text:span text:style-name="T6">temp_x</text:span><text:span text:style-name="T47">(</text:span><text:span text:style-name="T51">:</text:span><text:span text:style-name="T6">,</text:span><text:span text:style-name="T49"> </text:span><text:span text:style-name="T6">i</text:span><text:span text:style-name="T51">:</text:span><text:span text:style-name="T6">i</text:span><text:span text:style-name="T47">)</text:span><text:span text:style-name="T49"> </text:span><text:span text:style-name="T40">=</text:span><text:span text:style-name="T49"> </text:span><text:span text:style-name="T47">[]</text:span><text:span text:style-name="T6">;</text:span></text:p>
      <text:p text:style-name="P26"><text:s text:c="10"/><text:span text:style-name="T6">temp_korr</text:span><text:span text:style-name="T49"> </text:span><text:span text:style-name="T40">=</text:span><text:span text:style-name="T49"> </text:span><text:span text:style-name="T6">y;</text:span></text:p>
      <text:p text:style-name="P26"><text:s text:c="5"/><text:span text:style-name="T6">temp_b</text:span><text:span text:style-name="T49"> </text:span><text:span text:style-name="T40">=</text:span><text:span text:style-name="T49"> </text:span><text:span text:style-name="T47">(</text:span><text:span text:style-name="T6">temp_x</text:span><text:span text:style-name="T40">'</text:span><text:span text:style-name="T49"> </text:span><text:span text:style-name="T40">*</text:span><text:span text:style-name="T49"> </text:span><text:span text:style-name="T6">temp_x</text:span><text:span text:style-name="T47">)</text:span><text:span text:style-name="T40">^</text:span><text:span text:style-name="T47">(</text:span><text:span text:style-name="T40">-</text:span><text:span text:style-name="T44">1</text:span><text:span text:style-name="T47">)</text:span><text:span text:style-name="T49"> </text:span><text:span text:style-name="T40">*</text:span><text:span text:style-name="T49"> </text:span><text:span text:style-name="T6">temp_x</text:span><text:span text:style-name="T40">'</text:span><text:span text:style-name="T49"> </text:span><text:span text:style-name="T40">*</text:span><text:span text:style-name="T49"> </text:span><text:span text:style-name="T6">temp_korr;</text:span></text:p>
      <text:p text:style-name="P26"><text:s text:c="5"/><text:span text:style-name="T6">temp_y1</text:span><text:span text:style-name="T49"> </text:span><text:span text:style-name="T40">=</text:span><text:span text:style-name="T49"> </text:span><text:span text:style-name="T6">temp_x</text:span><text:span text:style-name="T49"> </text:span><text:span text:style-name="T40">*</text:span><text:span text:style-name="T49"> </text:span><text:span text:style-name="T6">temp_b</text:span><text:span text:style-name="T49"> </text:span><text:span text:style-name="T40">-</text:span><text:span text:style-name="T49"> </text:span><text:span text:style-name="T6">temp_korr;</text:span></text:p>
      <text:p text:style-name="P26"><text:s text:c="5"/><text:span text:style-name="T50">//</text:span></text:p>
      <text:p text:style-name="P26"><text:s text:c="5"/><text:span text:style-name="T6">temp_korr</text:span><text:span text:style-name="T49"> </text:span><text:span text:style-name="T40">=</text:span><text:span text:style-name="T49"> </text:span><text:span text:style-name="T6">x</text:span><text:span text:style-name="T47">(</text:span><text:span text:style-name="T51">:</text:span><text:span text:style-name="T6">,i</text:span><text:span text:style-name="T47">)</text:span><text:span text:style-name="T6">;</text:span></text:p>
      <text:p text:style-name="P26"><text:s text:c="5"/><text:span text:style-name="T6">temp_b</text:span><text:span text:style-name="T49"> </text:span><text:span text:style-name="T40">=</text:span><text:span text:style-name="T49"> </text:span><text:span text:style-name="T47">(</text:span><text:span text:style-name="T6">temp_x</text:span><text:span text:style-name="T40">'</text:span><text:span text:style-name="T49"> </text:span><text:span text:style-name="T40">*</text:span><text:span text:style-name="T49"> </text:span><text:span text:style-name="T6">temp_x</text:span><text:span text:style-name="T47">)</text:span><text:span text:style-name="T40">^</text:span><text:span text:style-name="T47">(</text:span><text:span text:style-name="T40">-</text:span><text:span text:style-name="T44">1</text:span><text:span text:style-name="T47">)</text:span><text:span text:style-name="T49"> </text:span><text:span text:style-name="T40">*</text:span><text:span text:style-name="T49"> </text:span><text:span text:style-name="T6">temp_x</text:span><text:span text:style-name="T40">'</text:span><text:span text:style-name="T49"> </text:span><text:span text:style-name="T40">*</text:span><text:span text:style-name="T49"> </text:span><text:span text:style-name="T6">temp_korr;</text:span></text:p>
      <text:p text:style-name="P26"><text:s text:c="5"/><text:span text:style-name="T6">temp_y2</text:span><text:span text:style-name="T49"> </text:span><text:span text:style-name="T40">=</text:span><text:span text:style-name="T49"> </text:span><text:span text:style-name="T6">temp_x</text:span><text:span text:style-name="T49"> </text:span><text:span text:style-name="T40">*</text:span><text:span text:style-name="T49"> </text:span><text:span text:style-name="T6">temp_b</text:span><text:span text:style-name="T49"> </text:span><text:span text:style-name="T40">-</text:span><text:span text:style-name="T49"> </text:span><text:span text:style-name="T6">temp_korr;</text:span></text:p>
      <text:p text:style-name="P26"><text:s text:c="5"/><text:span text:style-name="T50">//</text:span></text:p>
      <text:p text:style-name="P26"><text:s text:c="5"/><text:span text:style-name="T6">temp_korr</text:span><text:span text:style-name="T49"> </text:span><text:span text:style-name="T40">=</text:span><text:span text:style-name="T49"> </text:span><text:span text:style-name="T6">temp_y1</text:span><text:span text:style-name="T40">'</text:span><text:span text:style-name="T49"> </text:span><text:span text:style-name="T40">*</text:span><text:span text:style-name="T49"> </text:span><text:span text:style-name="T6">temp_y2</text:span><text:span text:style-name="T40">/</text:span><text:span text:style-name="T6">n</text:span><text:span text:style-name="T49"> <text:s/></text:span><text:span text:style-name="T40">-</text:span><text:span text:style-name="T49"> </text:span><text:span text:style-name="T53">sum</text:span><text:span text:style-name="T47">(</text:span><text:span text:style-name="T6">temp_y1</text:span><text:span text:style-name="T47">)</text:span><text:span text:style-name="T40">*</text:span><text:span text:style-name="T53">sum</text:span><text:span text:style-name="T47">(</text:span><text:span text:style-name="T6">temp_y2</text:span><text:span text:style-name="T47">)</text:span><text:span text:style-name="T40">/</text:span><text:span text:style-name="T6">n</text:span><text:span text:style-name="T40">/</text:span><text:span text:style-name="T6">n;</text:span></text:p>
      <text:p text:style-name="P26"><text:s text:c="5"/><text:span text:style-name="T6">D1</text:span><text:span text:style-name="T49"> </text:span><text:span text:style-name="T40">=</text:span><text:span text:style-name="T49"> </text:span><text:span text:style-name="T6">temp_y1</text:span><text:span text:style-name="T40">'</text:span><text:span text:style-name="T49"> </text:span><text:span text:style-name="T40">*</text:span><text:span text:style-name="T49"> </text:span><text:span text:style-name="T6">temp_y1</text:span><text:span text:style-name="T40">/</text:span><text:span text:style-name="T6">n</text:span><text:span text:style-name="T49"> <text:s/></text:span><text:span text:style-name="T40">-</text:span><text:span text:style-name="T49"> </text:span><text:span text:style-name="T53">sum</text:span><text:span text:style-name="T47">(</text:span><text:span text:style-name="T6">temp_y1</text:span><text:span text:style-name="T47">)</text:span><text:span text:style-name="T40">*</text:span><text:span text:style-name="T53">sum</text:span><text:span text:style-name="T47">(</text:span><text:span text:style-name="T6">temp_y1</text:span><text:span text:style-name="T47">)</text:span><text:span text:style-name="T40">/</text:span><text:span text:style-name="T6">n</text:span><text:span text:style-name="T40">/</text:span><text:span text:style-name="T6">n;</text:span></text:p>
      <text:p text:style-name="P26"><text:s text:c="5"/><text:span text:style-name="T6">D2</text:span><text:span text:style-name="T49"> </text:span><text:span text:style-name="T40">=</text:span><text:span text:style-name="T49"> </text:span><text:span text:style-name="T6">temp_y2</text:span><text:span text:style-name="T40">'</text:span><text:span text:style-name="T49"> </text:span><text:span text:style-name="T40">*</text:span><text:span text:style-name="T49"> </text:span><text:span text:style-name="T6">temp_y2</text:span><text:span text:style-name="T40">/</text:span><text:span text:style-name="T6">n</text:span><text:span text:style-name="T49"> <text:s/></text:span><text:span text:style-name="T40">-</text:span><text:span text:style-name="T49"> </text:span><text:span text:style-name="T53">sum</text:span><text:span text:style-name="T47">(</text:span><text:span text:style-name="T6">temp_y2</text:span><text:span text:style-name="T47">)</text:span><text:span text:style-name="T40">*</text:span><text:span text:style-name="T53">sum</text:span><text:span text:style-name="T47">(</text:span><text:span text:style-name="T6">temp_y2</text:span><text:span text:style-name="T47">)</text:span><text:span text:style-name="T40">/</text:span><text:span text:style-name="T6">n</text:span><text:span text:style-name="T40">/</text:span><text:span text:style-name="T6">n;</text:span></text:p>
      <text:p text:style-name="P26"><text:s text:c="5"/><text:span text:style-name="T6">r_private</text:span><text:span text:style-name="T47">(</text:span><text:span text:style-name="T6">i</text:span><text:span text:style-name="T40">-</text:span><text:span text:style-name="T44">1</text:span><text:span text:style-name="T47">)</text:span><text:span text:style-name="T49"> </text:span><text:span text:style-name="T40">=</text:span><text:span text:style-name="T49"> </text:span><text:span text:style-name="T6">temp_korr</text:span><text:span text:style-name="T40">/</text:span><text:span text:style-name="T53">sqrt</text:span><text:span text:style-name="T47">(</text:span><text:span text:style-name="T6">D1</text:span><text:span text:style-name="T40">*</text:span><text:span text:style-name="T6">D2</text:span><text:span text:style-name="T47">)</text:span><text:span text:style-name="T6">;</text:span></text:p>
      <text:p text:style-name="P28"><text:s/><text:span text:style-name="T55">end</text:span></text:p>
      <text:p text:style-name="P13"><text:span text:style-name="T59">Результаты и их анализ</text:span><text:span text:style-name="T56">:</text:span></text:p>
      <text:p text:style-name="P33">Коэффициенты модели: </text:p>
      <text:p text:style-name="P34">b = [- 4.9800; 0.1130; 0.5145; 0.3010; 0.1412; 0.1206; 6.4836; 1.0710; - 0.0060 ]</text:p>
      <text:p text:style-name="P35"><text:span text:style-name="T60">y = </text:span>- 4.98 <text:span text:style-name="T60">+ </text:span>0.113 <text:span text:style-name="T60">x1+</text:span> 0.5145 <text:span text:style-name="T60">x2 +</text:span> 0.3010 <text:span text:style-name="T60">x3 +</text:span> 0.1412 <text:span text:style-name="T60">x4 +</text:span> 0.1206 <text:span text:style-name="T60">x5 +</text:span> 6.48 <text:span text:style-name="T60">x6 +</text:span> 1.07 <text:span text:style-name="T60">x7</text:span> — 0.006 <text:span text:style-name="T60">x8</text:span></text:p>
      <text:p text:style-name="P14"><text:span text:style-name="T57">R</text:span><text:span text:style-name="T13">2</text:span><text:span text:style-name="T18"> = 0.9389029 <text:s/></text:span></text:p>
      <text:p text:style-name="P37">ESS = 598.71941</text:p>
      <text:p text:style-name="P37">RSS = 9200.7487</text:p>
      <text:p text:style-name="P37">TSS = 9799.4681</text:p>
      <text:p text:style-name="P16"><text:soft-page-break/><text:span text:style-name="T57">Коэффициент детерминации близок к единице, что говорит о</text:span><text:span text:style-name="T60"> возможной</text:span><text:span text:style-name="T57"> адекватности построенной модели в том смысле, что </text:span><text:span text:style-name="T60">учтены некоторые значимые факто</text:span><text:span text:style-name="T61">ры и не учтено слишком много сильно незначимых.</text:span></text:p>
      <text:p text:style-name="P17"><text:span text:style-name="T58">S</text:span><text:span text:style-name="T14">2</text:span><text:span text:style-name="T19"> = 9.815</text:span></text:p>
      <text:p text:style-name="P42"/>
      <text:p text:style-name="P42">Значения <text:span text:style-name="T62">t-</text:span>критериев незначимости для каждой<text:span text:style-name="T67"> факторной</text:span> переменной: </text:p>
      <text:p text:style-name="P42">2.6482 <text:s text:c="3"/>0.1005 <text:s text:c="3"/>1.5915 <text:s text:c="3"/>4.1342 <text:s text:c="3"/>0.8022 <text:s text:c="3"/>0.6039 <text:s text:c="3"/>7.6225 <text:s text:c="3"/>0.9496 <text:s text:c="3"/>0.0828 <text:s/></text:p>
      <text:p text:style-name="P42">Критическое значение:</text:p>
      <text:p text:style-name="P42">2.001</text:p>
      <text:p text:style-name="P42">В итоге значимы <text:span text:style-name="T62">факторы</text:span>: <text:span text:style-name="T61">(|t</text:span><text:span text:style-name="T36">i</text:span><text:span text:style-name="T61">| &gt; t</text:span><text:span text:style-name="T36">крит</text:span><text:span text:style-name="T61">)</text:span></text:p>
      <text:p text:style-name="P42">b_not_null = [T F F T F F T F F ]</text:p>
      <text:p text:style-name="P42">b[0], b[3], b[6], отвечающие за общую площадь квартиры, тип дома <text:span text:style-name="T62">и внешние условия среды.</text:span></text:p>
      <text:p text:style-name="P42">Близок к значимому <text:span text:style-name="T62">фактор </text:span>b[2] — район города.</text:p>
      <text:p text:style-name="P42"/>
      <text:p text:style-name="P42">Проверка незначимости модели в целом:</text:p>
      <text:p text:style-name="P42">F = 115,2</text:p>
      <text:p text:style-name="P42">Критическое значение 3,05</text:p>
      <text:p text:style-name="P42">Вывод: модель значима. <text:s/><text:span text:style-name="T63">(F &gt; F</text:span><text:span text:style-name="T37">крит</text:span><text:span text:style-name="T63">)</text:span></text:p>
      <text:p text:style-name="P42"/>
      <text:p text:style-name="P18"><text:span text:style-name="T31">Ширина доверительного интервала для факторов модели:</text:span></text:p>
      <text:p text:style-name="P45">3.7628 <text:s text:c="3"/>2.2491 <text:s text:c="3"/>0.6469 <text:s text:c="3"/>0.1456 <text:s text:c="3"/>0.3523 <text:s text:c="3"/>0.3998 <text:s text:c="3"/>1.7020 <text:s text:c="3"/>2.2568 <text:s text:c="3"/>0.1452</text:p>
      <text:p text:style-name="P45"/>
      <text:p text:style-name="P45">Парные коэффициенты корреляции между <text:span text:style-name="T63">факторами</text:span>:</text:p>
      <text:p text:style-name="P48"><text:span text:style-name="T63"><text:tab/>x1 <text:tab/> <text:s text:c="2"/>x2 <text:tab/><text:tab/>x3 <text:tab/><text:tab/>x4 <text:tab/><text:tab/>x5 <text:tab/><text:tab/>x6 <text:tab/> <text:s text:c="3"/>x7 <text:tab/><text:tab/>x8</text:span></text:p>
      <text:p text:style-name="P45"><text:s/>1. <text:s text:c="16"/>0.0038276 <text:s text:c="3"/><text:span text:style-name="T64">0.8724097</text:span> <text:s text:c="4"/><text:span text:style-name="T64">0.9168333</text:span> <text:s text:c="3"/>0.3031676 <text:s/>- 0.0672768 <text:s text:c="3"/>0.1136954 <text:s text:c="2"/>- 0.0048323 <text:s/></text:p>
      <text:p text:style-name="P45"><text:s/>0.0038276 <text:s text:c="3"/>1. <text:s text:c="16"/>-0.0442542 <text:s/>- 0.0432099 <text:s/>- 0.1057676 <text:s/>- 0.1441310 <text:s text:c="3"/>0.0851165 <text:s/>-0.0121428 <text:s/></text:p>
      <text:p text:style-name="P45"><text:s/><text:span text:style-name="T64">0.8724097</text:span> <text:s/>- 0.0442542 <text:s text:c="3"/>1. <text:s text:c="17"/><text:span text:style-name="T64">0.9663548</text:span> <text:s text:c="3"/>0.5810115 <text:s text:c="3"/>0.1000808 <text:s text:c="3"/>0.1343744 <text:s text:c="3"/>0.1814385 <text:s/></text:p>
      <text:p text:style-name="P45"><text:s/><text:span text:style-name="T64">0.9168333</text:span> <text:s/>- 0.0432099 <text:s text:c="3"/><text:span text:style-name="T64">0.9663548</text:span> <text:s text:c="3"/>1. <text:s text:c="17"/>0.4412107 <text:s text:c="3"/>0.0350348 <text:s text:c="3"/>0.0814167 <text:s text:c="3"/>0.1145854 <text:s/></text:p>
      <text:p text:style-name="P45"><text:s/>0.3031676 <text:s/>- 0.1057676 <text:s text:c="3"/>0.5810115 <text:s text:c="3"/>0.4412107 <text:s text:c="3"/>1. <text:s text:c="17"/>0.2353210 <text:s/>- 0.0164930 <text:s text:c="3"/>0.3111839 <text:s/></text:p>
      <text:p text:style-name="P45">-0.0672768 <text:s/>- 0.1441310 <text:s text:c="3"/>0.1000808 <text:s text:c="3"/>0.0350348 <text:s text:c="3"/>0.2353210 <text:s text:c="3"/>1. <text:s text:c="15"/>- 0.0545013 <text:s text:c="3"/>0.2832473 <text:s/></text:p>
      <text:p text:style-name="P45"><text:s/>0.1136954 <text:s text:c="3"/>0.0851165 <text:s text:c="3"/>0.1343744 <text:s text:c="3"/>0.0814167 <text:s/>- 0.0164930 <text:s/>- 0.0545013 <text:s text:c="3"/>1. <text:s text:c="17"/>0.2647911 <text:s/></text:p>
      <text:p text:style-name="P45">-0.0048323 <text:s/>- 0.0121428 <text:s text:c="3"/>0.1814385 <text:s text:c="3"/>0.1145854 <text:s text:c="3"/>0.3111839 <text:s text:c="3"/>0.2832473 <text:s text:c="3"/>0.2647911 <text:s text:c="3"/>1. <text:s text:c="8"/></text:p>
      <text:p text:style-name="P45"/>
      <text:p text:style-name="P45">Между <text:span text:style-name="T63">факторами и результативными переменными</text:span>: </text:p>
      <text:p text:style-name="P45"><text:span text:style-name="T63">y:</text:span> 0.7826725 <text:s/>-0.0261827 <text:s text:c="2"/>0.9342362 <text:s text:c="3"/>0.8911583 <text:s text:c="3"/>0.5838750 <text:s text:c="3"/>0.3415419 <text:s text:c="3"/>0.1350618 <text:s text:c="3"/>0.2413670 <text:s/></text:p>
      <text:p text:style-name="P45"/>
      <text:p text:style-name="P51">Частные коэффициенты <text:span text:style-name="T65">корреляции</text:span>:</text:p>
      <text:p text:style-name="P51"><text:s/>0.0128744 <text:s text:c="3"/>0.1996769 <text:s text:c="3"/>0.4678315 <text:s text:c="3"/>0.1021795 <text:s text:c="3"/>0.0771037 <text:s text:c="3"/>0.6984557 <text:s text:c="3"/>0.1206969 <text:s text:c="2"/>-0.0106084 <text:s/></text:p>
      <text:p text:style-name="P19"><text:span text:style-name="T22">Частные коэффициенты </text:span><text:span text:style-name="T32">корреляции </text:span><text:span text:style-name="T22">показывают, как влияет данная переменная на результат, исключая влияние остальных переменных. Видно, что многие коэффициенты сменили знак или </text:span><text:soft-page-break/><text:span text:style-name="T22">уровень значимости, что говорит о явном наличии мультиколлинеарности.<text:line-break/></text:span></text:p>
      <text:p text:style-name="P53">Выводы о качестве регрессии: </text:p>
      <text:p text:style-name="P19"><text:span text:style-name="T22">С одной стороны, высокий R</text:span><text:span text:style-name="T15">2</text:span><text:span text:style-name="T22"> говорит о том, что учтено большинство значимых факторов, <text:s/>с другой стороны, наличие мультиколинеарности говорит о том, что есть и лишние факторы, которые портят модель. </text:span></text:p>
      <text:p text:style-name="P53"/>
      <text:p text:style-name="P20"><text:span text:style-name="T28">Логарифмическая модель</text:span><text:span text:style-name="T23">: </text:span></text:p>
      <text:p text:style-name="P54">Листинг</text:p>
      <text:p text:style-name="P54">//входная матрица аналогична взятой в первом примере.</text:p>
      <text:p text:style-name="P25"><text:span text:style-name="T7"><text:s text:c="2"/>x</text:span><text:span text:style-name="T48">(</text:span><text:span text:style-name="T52">:</text:span><text:span text:style-name="T7">,</text:span><text:span text:style-name="T23"> </text:span><text:span text:style-name="T45">4</text:span><text:span text:style-name="T52">:</text:span><text:span text:style-name="T45">6</text:span><text:span text:style-name="T48">)</text:span><text:span text:style-name="T23"> </text:span><text:span text:style-name="T41">=</text:span><text:span text:style-name="T23"> </text:span><text:span text:style-name="T48">(</text:span><text:span text:style-name="T54">log</text:span><text:span text:style-name="T48">(</text:span><text:span text:style-name="T7">x</text:span><text:span text:style-name="T48">(</text:span><text:span text:style-name="T52">:</text:span><text:span text:style-name="T7">,</text:span><text:span text:style-name="T23"> </text:span><text:span text:style-name="T45">4</text:span><text:span text:style-name="T52">:</text:span><text:span text:style-name="T45">6</text:span><text:span text:style-name="T48">)))</text:span><text:span text:style-name="T7">;</text:span></text:p>
      <text:p text:style-name="P26"><text:s/><text:span text:style-name="T50">//task 1;</text:span></text:p>
      <text:p text:style-name="P26"><text:s/><text:span text:style-name="T6">y</text:span><text:span text:style-name="T49"> </text:span><text:span text:style-name="T40">=</text:span><text:span text:style-name="T49"> </text:span><text:span text:style-name="T53">log</text:span><text:span text:style-name="T47">(</text:span><text:span text:style-name="T6">x</text:span><text:span text:style-name="T47">(</text:span><text:span text:style-name="T51">:</text:span><text:span text:style-name="T6">,k</text:span><text:span text:style-name="T40">+</text:span><text:span text:style-name="T44">2</text:span><text:span text:style-name="T47">))</text:span><text:span text:style-name="T6">;</text:span></text:p>
      <text:p text:style-name="P26"><text:s/><text:span text:style-name="T6">x</text:span><text:span text:style-name="T49"> </text:span><text:span text:style-name="T40">=</text:span><text:span text:style-name="T49"> </text:span><text:span text:style-name="T6">x</text:span><text:span text:style-name="T47">(</text:span><text:span text:style-name="T51">:</text:span><text:span text:style-name="T6">,</text:span><text:span text:style-name="T44">1</text:span><text:span text:style-name="T51">:</text:span><text:span text:style-name="T47">(</text:span><text:span text:style-name="T6">k</text:span><text:span text:style-name="T40">+</text:span><text:span text:style-name="T44">1</text:span><text:span text:style-name="T47">))</text:span><text:span text:style-name="T6">;</text:span></text:p>
      <text:p text:style-name="P26"><text:s/><text:span text:style-name="T6">b</text:span><text:span text:style-name="T49"> </text:span><text:span text:style-name="T40">=</text:span><text:span text:style-name="T49"> </text:span><text:span text:style-name="T47">(</text:span><text:span text:style-name="T6">x</text:span><text:span text:style-name="T40">'*</text:span><text:span text:style-name="T6">x</text:span><text:span text:style-name="T47">)</text:span><text:span text:style-name="T40">^</text:span><text:span text:style-name="T47">(</text:span><text:span text:style-name="T40">-</text:span><text:span text:style-name="T44">1</text:span><text:span text:style-name="T47">)</text:span><text:span text:style-name="T40">*</text:span><text:span text:style-name="T6">x</text:span><text:span text:style-name="T40">'*</text:span><text:span text:style-name="T6">y;</text:span></text:p>
      <text:p text:style-name="P26"><text:s/><text:span text:style-name="T50">//task 2</text:span></text:p>
      <text:p text:style-name="P26"><text:s/><text:span text:style-name="T6">temp_y</text:span><text:span text:style-name="T49"> </text:span><text:span text:style-name="T40">=</text:span><text:span text:style-name="T49"> </text:span><text:span text:style-name="T53">exp</text:span><text:span text:style-name="T47">(</text:span><text:span text:style-name="T6">x</text:span><text:span text:style-name="T40">*</text:span><text:span text:style-name="T6">b</text:span><text:span text:style-name="T47">)</text:span><text:span text:style-name="T49"> </text:span><text:span text:style-name="T40">-</text:span><text:span text:style-name="T49"> </text:span><text:span text:style-name="T53">exp</text:span><text:span text:style-name="T47">(</text:span><text:span text:style-name="T6">y</text:span><text:span text:style-name="T47">)</text:span><text:span text:style-name="T6">;</text:span></text:p>
      <text:p text:style-name="P26"><text:s/><text:span text:style-name="T6">ESS</text:span><text:span text:style-name="T49"> </text:span><text:span text:style-name="T40">=</text:span><text:span text:style-name="T49"> </text:span><text:span text:style-name="T6">temp_y</text:span><text:span text:style-name="T40">'*</text:span><text:span text:style-name="T6">temp_y;</text:span></text:p>
      <text:p text:style-name="P26"><text:s/><text:span text:style-name="T6">avg_y</text:span><text:span text:style-name="T49"> </text:span><text:span text:style-name="T40">=</text:span><text:span text:style-name="T49"> </text:span><text:span text:style-name="T47">(</text:span><text:span text:style-name="T6">y</text:span><text:span text:style-name="T40">'*</text:span><text:span text:style-name="T53">ones</text:span><text:span text:style-name="T47">(</text:span><text:span text:style-name="T6">n,</text:span><text:span text:style-name="T44">1</text:span><text:span text:style-name="T47">))</text:span><text:span text:style-name="T40">/</text:span><text:span text:style-name="T6">n;</text:span></text:p>
      <text:p text:style-name="P26"><text:s/><text:span text:style-name="T6">temp_y</text:span><text:span text:style-name="T49"> </text:span><text:span text:style-name="T40">=</text:span><text:span text:style-name="T49"> </text:span><text:span text:style-name="T53">exp</text:span><text:span text:style-name="T47">(</text:span><text:span text:style-name="T6">x</text:span><text:span text:style-name="T40">*</text:span><text:span text:style-name="T6">b</text:span><text:span text:style-name="T47">)</text:span><text:span text:style-name="T49"> </text:span><text:span text:style-name="T40">-</text:span><text:span text:style-name="T49"> </text:span><text:span text:style-name="T53">exp</text:span><text:span text:style-name="T47">(</text:span><text:span text:style-name="T6">avg_y</text:span><text:span text:style-name="T47">)</text:span><text:span text:style-name="T6">;</text:span></text:p>
      <text:p text:style-name="P26"><text:s/><text:span text:style-name="T6">RSS</text:span><text:span text:style-name="T49"> </text:span><text:span text:style-name="T40">=</text:span><text:span text:style-name="T49"> </text:span><text:span text:style-name="T6">temp_y</text:span><text:span text:style-name="T40">'*</text:span><text:span text:style-name="T6">temp_y;</text:span></text:p>
      <text:p text:style-name="P26"><text:s/><text:span text:style-name="T6">TSS</text:span><text:span text:style-name="T49"> </text:span><text:span text:style-name="T40">=</text:span><text:span text:style-name="T49"> </text:span><text:span text:style-name="T6">RSS</text:span><text:span text:style-name="T49"> </text:span><text:span text:style-name="T40">+</text:span><text:span text:style-name="T49"> </text:span><text:span text:style-name="T6">ESS;</text:span></text:p>
      <text:p text:style-name="P26"><text:s/><text:span text:style-name="T6">R2</text:span><text:span text:style-name="T49"> </text:span><text:span text:style-name="T40">=</text:span><text:span text:style-name="T49"> </text:span><text:span text:style-name="T44">1</text:span><text:span text:style-name="T49"> </text:span><text:span text:style-name="T40">-</text:span><text:span text:style-name="T49"> </text:span><text:span text:style-name="T6">ESS</text:span><text:span text:style-name="T40">/</text:span><text:span text:style-name="T6">TSS</text:span></text:p>
      <text:p text:style-name="P26"><text:s/><text:span text:style-name="T6">R2_korr</text:span><text:span text:style-name="T49"> </text:span><text:span text:style-name="T40">=</text:span><text:span text:style-name="T49"> </text:span><text:span text:style-name="T44">1</text:span><text:span text:style-name="T49"> </text:span><text:span text:style-name="T40">-</text:span><text:span text:style-name="T49"> </text:span><text:span text:style-name="T47">(</text:span><text:span text:style-name="T6">n</text:span><text:span text:style-name="T40">-</text:span><text:span text:style-name="T44">1</text:span><text:span text:style-name="T47">)</text:span><text:span text:style-name="T40">/</text:span><text:span text:style-name="T47">(</text:span><text:span text:style-name="T6">n</text:span><text:span text:style-name="T40">-</text:span><text:span text:style-name="T6">k</text:span><text:span text:style-name="T40">-</text:span><text:span text:style-name="T44">1</text:span><text:span text:style-name="T47">)</text:span><text:span text:style-name="T40">*</text:span><text:span text:style-name="T47">(</text:span><text:span text:style-name="T44">1</text:span><text:span text:style-name="T40">-</text:span><text:span text:style-name="T6">R2</text:span><text:span text:style-name="T47">)</text:span><text:span text:style-name="T6">;</text:span></text:p>
      <text:p text:style-name="P26"><text:s/></text:p>
      <text:p text:style-name="P26"><text:s/><text:span text:style-name="T50">//task 3</text:span></text:p>
      <text:p text:style-name="P26"><text:s/><text:span text:style-name="T6">s2</text:span><text:span text:style-name="T49"> </text:span><text:span text:style-name="T40">=</text:span><text:span text:style-name="T49"> </text:span><text:span text:style-name="T6">ESS</text:span><text:span text:style-name="T40">/</text:span><text:span text:style-name="T47">(</text:span><text:span text:style-name="T6">n</text:span><text:span text:style-name="T40">-</text:span><text:span text:style-name="T6">k</text:span><text:span text:style-name="T47">)</text:span><text:span text:style-name="T6">;</text:span></text:p>
      <text:p text:style-name="P26"><text:s/><text:span text:style-name="T6">s</text:span><text:span text:style-name="T49"> </text:span><text:span text:style-name="T40">=</text:span><text:span text:style-name="T49"> </text:span><text:span text:style-name="T53">sqrt</text:span><text:span text:style-name="T47">(</text:span><text:span text:style-name="T6">s2</text:span><text:span text:style-name="T47">)</text:span><text:span text:style-name="T6">;</text:span><text:span text:style-name="T49"> </text:span></text:p>
      <text:p text:style-name="P26"><text:s/><text:span text:style-name="T6">s2R</text:span><text:span text:style-name="T49"> </text:span><text:span text:style-name="T40">=</text:span><text:span text:style-name="T49"> </text:span><text:span text:style-name="T6">TSS</text:span><text:span text:style-name="T40">/</text:span><text:span text:style-name="T47">(</text:span><text:span text:style-name="T6">k</text:span><text:span text:style-name="T40">-</text:span><text:span text:style-name="T44">1</text:span><text:span text:style-name="T47">)</text:span><text:span text:style-name="T6">;</text:span></text:p>
      <text:p text:style-name="P26"><text:s/><text:span text:style-name="T50">//task 4</text:span></text:p>
      <text:p text:style-name="P26"><text:s/><text:span text:style-name="T6">avg_x</text:span><text:span text:style-name="T49"> </text:span><text:span text:style-name="T40">=</text:span><text:span text:style-name="T49"> </text:span><text:span text:style-name="T47">(</text:span><text:span text:style-name="T53">ones</text:span><text:span text:style-name="T47">(</text:span><text:span text:style-name="T44">1</text:span><text:span text:style-name="T6">,n</text:span><text:span text:style-name="T47">)</text:span><text:span text:style-name="T40">*</text:span><text:span text:style-name="T6">x</text:span><text:span text:style-name="T40">/</text:span><text:span text:style-name="T6">n</text:span><text:span text:style-name="T47">)</text:span><text:span text:style-name="T6">;</text:span></text:p>
      <text:p text:style-name="Preformatted_20_Text"/>
      <text:p text:style-name="P26"><text:s/><text:span text:style-name="T6">s_beta2</text:span><text:span text:style-name="T49"> </text:span><text:span text:style-name="T40">=</text:span><text:span text:style-name="T49"> </text:span><text:span text:style-name="T53">diag</text:span><text:span text:style-name="T47">((</text:span><text:span text:style-name="T6">x</text:span><text:span text:style-name="T40">'*</text:span><text:span text:style-name="T6">x</text:span><text:span text:style-name="T47">)</text:span><text:span text:style-name="T40">^-</text:span><text:span text:style-name="T44">1</text:span><text:span text:style-name="T47">)</text:span><text:span text:style-name="T6">;</text:span></text:p>
      <text:p text:style-name="P26"><text:s/></text:p>
      <text:p text:style-name="P26"><text:s/><text:span text:style-name="T6">t_stat_b</text:span><text:span text:style-name="T49"> </text:span><text:span text:style-name="T40">=</text:span><text:span text:style-name="T49"> </text:span><text:span text:style-name="T53">abs</text:span><text:span text:style-name="T47">(</text:span><text:span text:style-name="T53">exp</text:span><text:span text:style-name="T47">(</text:span><text:span text:style-name="T6">b</text:span><text:span text:style-name="T47">)</text:span><text:span text:style-name="T40">./</text:span><text:span text:style-name="T53">sqrt</text:span><text:span text:style-name="T47">(</text:span><text:span text:style-name="T6">s_beta2</text:span><text:span text:style-name="T47">)</text:span><text:span text:style-name="T40">/</text:span><text:span text:style-name="T6">s</text:span><text:span text:style-name="T47">)</text:span><text:span text:style-name="T6">;</text:span></text:p>
      <text:p text:style-name="P26"><text:s/><text:span text:style-name="T6">t_krit</text:span><text:span text:style-name="T49"> </text:span><text:span text:style-name="T40">=</text:span><text:span text:style-name="T49"> </text:span><text:span text:style-name="T53">log</text:span><text:span text:style-name="T47">(</text:span><text:span text:style-name="T44">2.001</text:span><text:span text:style-name="T47">)</text:span><text:span text:style-name="T6">;</text:span></text:p>
      <text:p text:style-name="P26"><text:s/><text:span text:style-name="T6">b_not_null</text:span><text:span text:style-name="T49"> </text:span><text:span text:style-name="T40">=</text:span><text:span text:style-name="T49"> </text:span><text:span text:style-name="T6">t_stat_b</text:span><text:span text:style-name="T49"> </text:span><text:span text:style-name="T40">&gt;</text:span><text:span text:style-name="T49"> </text:span><text:span text:style-name="T6">t_krit;</text:span></text:p>
      <text:p text:style-name="P26"><text:s/></text:p>
      <text:p text:style-name="P26"><text:s/><text:span text:style-name="T50">//task 5</text:span></text:p>
      <text:p text:style-name="P26"><text:s/><text:span text:style-name="T6">F_model</text:span><text:span text:style-name="T49"> </text:span><text:span text:style-name="T40">=</text:span><text:span text:style-name="T49"> <text:s/></text:span><text:span text:style-name="T6">R2</text:span><text:span text:style-name="T40">/</text:span><text:span text:style-name="T47">(</text:span><text:span text:style-name="T44">1</text:span><text:span text:style-name="T40">-</text:span><text:span text:style-name="T6">R2</text:span><text:span text:style-name="T47">)</text:span><text:span text:style-name="T49"> </text:span><text:span text:style-name="T40">*</text:span><text:span text:style-name="T49"> </text:span><text:span text:style-name="T47">(</text:span><text:span text:style-name="T6">n</text:span><text:span text:style-name="T40">-</text:span><text:span text:style-name="T6">k</text:span><text:span text:style-name="T40">-</text:span><text:span text:style-name="T44">1</text:span><text:span text:style-name="T47">)</text:span><text:span text:style-name="T40">/</text:span><text:span text:style-name="T47">(</text:span><text:span text:style-name="T6">k</text:span><text:span text:style-name="T47">)</text:span><text:span text:style-name="T6">;</text:span></text:p>
      <text:p text:style-name="P26"><text:s/><text:span text:style-name="T6">F_krit</text:span><text:span text:style-name="T49"> </text:span><text:span text:style-name="T40">=</text:span><text:span text:style-name="T49"> </text:span><text:span text:style-name="T44">3.053</text:span><text:span text:style-name="T6">;</text:span></text:p>
      <text:p text:style-name="P26"><text:s/><text:span text:style-name="T6">model_not_bad</text:span><text:span text:style-name="T49"> </text:span><text:span text:style-name="T40">=</text:span><text:span text:style-name="T49"> </text:span><text:span text:style-name="T6">F_model</text:span><text:span text:style-name="T49"> </text:span><text:span text:style-name="T40">&gt;</text:span><text:span text:style-name="T49"> </text:span><text:span text:style-name="T6">F_krit;</text:span></text:p>
      <text:p text:style-name="P26"><text:s/></text:p>
      <text:p text:style-name="P26"><text:s/><text:span text:style-name="T50">//task 6</text:span></text:p>
      <text:p text:style-name="P26"><text:s/><text:span text:style-name="T6">b_min_val_abs</text:span><text:span text:style-name="T49"> </text:span><text:span text:style-name="T40">=</text:span><text:span text:style-name="T49"> </text:span><text:span text:style-name="T6">t_krit</text:span><text:span text:style-name="T49"> </text:span><text:span text:style-name="T40">*</text:span><text:span text:style-name="T49"> </text:span><text:span text:style-name="T53">sqrt</text:span><text:span text:style-name="T47">(</text:span><text:span text:style-name="T6">s_beta2</text:span><text:span text:style-name="T47">)</text:span><text:span text:style-name="T49"> </text:span><text:span text:style-name="T40">*</text:span><text:span text:style-name="T49"> </text:span><text:span text:style-name="T6">s;</text:span></text:p>
      <text:p text:style-name="P26"><text:s/></text:p>
      <text:p text:style-name="P26"><text:s/><text:span text:style-name="T50">//task 7</text:span></text:p>
      <text:p text:style-name="P26"><text:s/><text:span text:style-name="T6">Dx</text:span><text:span text:style-name="T49"> </text:span><text:span text:style-name="T40">=</text:span><text:span text:style-name="T49"> </text:span><text:span text:style-name="T53">ones</text:span><text:span text:style-name="T47">(</text:span><text:span text:style-name="T44">1</text:span><text:span text:style-name="T6">,n</text:span><text:span text:style-name="T47">)</text:span><text:span text:style-name="T49"> </text:span><text:span text:style-name="T40">*</text:span><text:span text:style-name="T49"> </text:span><text:span text:style-name="T47">(</text:span><text:span text:style-name="T6">x</text:span><text:span text:style-name="T40">.*</text:span><text:span text:style-name="T6">x</text:span><text:span text:style-name="T47">)</text:span><text:span text:style-name="T40">/</text:span><text:span text:style-name="T6">n</text:span><text:span text:style-name="T49"> </text:span><text:span text:style-name="T40">-</text:span><text:span text:style-name="T49"> </text:span><text:span text:style-name="T6">avg_x</text:span><text:span text:style-name="T40">.*</text:span><text:span text:style-name="T6">avg_x;</text:span></text:p>
      <text:p text:style-name="P26"><text:s/><text:span text:style-name="T6">Dy</text:span><text:span text:style-name="T49"> </text:span><text:span text:style-name="T40">=</text:span><text:span text:style-name="T49"> </text:span><text:span text:style-name="T53">sum</text:span><text:span text:style-name="T47">(</text:span><text:span text:style-name="T6">y</text:span><text:span text:style-name="T40">.*</text:span><text:span text:style-name="T6">y</text:span><text:span text:style-name="T47">)</text:span><text:span text:style-name="T40">/</text:span><text:span text:style-name="T6">n</text:span><text:span text:style-name="T49"> </text:span><text:span text:style-name="T40">-</text:span><text:span text:style-name="T49"> </text:span><text:span text:style-name="T6">avg_y</text:span><text:span text:style-name="T40">^</text:span><text:span text:style-name="T44">2</text:span><text:span text:style-name="T6">;</text:span></text:p>
      <text:p text:style-name="P26"><text:s/><text:span text:style-name="T6">r_xx</text:span><text:span text:style-name="T49"> </text:span><text:span text:style-name="T40">=</text:span><text:span text:style-name="T49"> </text:span><text:span text:style-name="T53">zeros</text:span><text:span text:style-name="T47">(</text:span><text:span text:style-name="T6">k,</text:span><text:span text:style-name="T49"> </text:span><text:span text:style-name="T6">k</text:span><text:span text:style-name="T47">)</text:span><text:span text:style-name="T6">;</text:span></text:p>
      <text:p text:style-name="P26"><text:s/><text:span text:style-name="T55">for</text:span><text:span text:style-name="T49"> </text:span><text:span text:style-name="T6">i</text:span><text:span text:style-name="T49"> </text:span><text:span text:style-name="T40">=</text:span><text:span text:style-name="T49"> </text:span><text:span text:style-name="T44">2</text:span><text:span text:style-name="T51">:</text:span><text:span text:style-name="T47">(</text:span><text:span text:style-name="T6">k</text:span><text:span text:style-name="T40">+</text:span><text:span text:style-name="T44">1</text:span><text:span text:style-name="T47">)</text:span></text:p>
      <text:p text:style-name="P26"><text:s text:c="5"/><text:span text:style-name="T55">for</text:span><text:span text:style-name="T49"> </text:span><text:span text:style-name="T6">j</text:span><text:span text:style-name="T49"> </text:span><text:span text:style-name="T40">=</text:span><text:span text:style-name="T49"> </text:span><text:span text:style-name="T44">2</text:span><text:span text:style-name="T51">:</text:span><text:span text:style-name="T47">(</text:span><text:span text:style-name="T6">k</text:span><text:span text:style-name="T40">+</text:span><text:span text:style-name="T44">1</text:span><text:span text:style-name="T47">)</text:span></text:p>
      <text:p text:style-name="P26"><text:s text:c="9"/><text:span text:style-name="T6">temp_avg_x1x2</text:span><text:span text:style-name="T49"> </text:span><text:span text:style-name="T40">=</text:span><text:span text:style-name="T49"> </text:span><text:span text:style-name="T53">sum</text:span><text:span text:style-name="T47">(</text:span><text:span text:style-name="T6">x</text:span><text:span text:style-name="T47">(</text:span><text:span text:style-name="T51">:</text:span><text:span text:style-name="T6">,</text:span><text:span text:style-name="T49"> </text:span><text:span text:style-name="T6">i</text:span><text:span text:style-name="T47">)</text:span><text:span text:style-name="T40">.*</text:span><text:span text:style-name="T6">x</text:span><text:span text:style-name="T47">(</text:span><text:span text:style-name="T51">:</text:span><text:span text:style-name="T6">,</text:span><text:span text:style-name="T49"> </text:span><text:span text:style-name="T6">j</text:span><text:span text:style-name="T47">))</text:span><text:span text:style-name="T40">/</text:span><text:span text:style-name="T6">n</text:span><text:span text:style-name="T49"> </text:span><text:span text:style-name="T40">-</text:span><text:span text:style-name="T49"> </text:span><text:span text:style-name="T6">avg_x</text:span><text:span text:style-name="T47">(</text:span><text:span text:style-name="T6">i</text:span><text:span text:style-name="T47">)</text:span><text:span text:style-name="T40">*</text:span><text:span text:style-name="T6">avg_x</text:span><text:span text:style-name="T47">(</text:span><text:span text:style-name="T6">j</text:span><text:span text:style-name="T47">)</text:span><text:span text:style-name="T49"> <text:s/></text:span><text:span text:style-name="T6">;</text:span></text:p>
      <text:p text:style-name="P26"><text:s text:c="9"/><text:span text:style-name="T50">//disp(temp_avg_x1x2);</text:span></text:p>
      <text:p text:style-name="P26"><text:s text:c="9"/><text:span text:style-name="T6">r_xx</text:span><text:span text:style-name="T47">(</text:span><text:span text:style-name="T6">i</text:span><text:span text:style-name="T40">-</text:span><text:span text:style-name="T44">1</text:span><text:span text:style-name="T6">,j</text:span><text:span text:style-name="T40">-</text:span><text:span text:style-name="T44">1</text:span><text:span text:style-name="T47">)</text:span><text:span text:style-name="T49"> </text:span><text:span text:style-name="T40">=</text:span><text:span text:style-name="T49"> </text:span><text:span text:style-name="T6">temp_avg_x1x2</text:span><text:span text:style-name="T40">/</text:span><text:span text:style-name="T53">sqrt</text:span><text:span text:style-name="T47">(</text:span><text:span text:style-name="T6">Dx</text:span><text:span text:style-name="T47">(</text:span><text:span text:style-name="T6">i</text:span><text:span text:style-name="T47">)</text:span><text:span text:style-name="T40">*</text:span><text:span text:style-name="T6">Dx</text:span><text:span text:style-name="T47">(</text:span><text:span text:style-name="T6">j</text:span><text:span text:style-name="T47">))</text:span><text:span text:style-name="T6">;</text:span></text:p>
      <text:p text:style-name="P26"><text:s text:c="5"/><text:span text:style-name="T55">end</text:span></text:p>
      <text:p text:style-name="P26"><text:s/><text:span text:style-name="T55">end</text:span></text:p>
      <text:p text:style-name="P26"><text:s/></text:p>
      <text:p text:style-name="P26"><text:s/><text:span text:style-name="T6">r_xy</text:span><text:span text:style-name="T49"> </text:span><text:span text:style-name="T40">=</text:span><text:span text:style-name="T49"> </text:span><text:span text:style-name="T53">zeros</text:span><text:span text:style-name="T47">(</text:span><text:span text:style-name="T44">1</text:span><text:span text:style-name="T6">,k</text:span><text:span text:style-name="T47">)</text:span><text:span text:style-name="T6">;</text:span></text:p>
      <text:p text:style-name="P26"><text:s/><text:span text:style-name="T55">for</text:span><text:span text:style-name="T49"> </text:span><text:span text:style-name="T6">i</text:span><text:span text:style-name="T49"> </text:span><text:span text:style-name="T40">=</text:span><text:span text:style-name="T49"> </text:span><text:span text:style-name="T44">2</text:span><text:span text:style-name="T51">:</text:span><text:span text:style-name="T47">(</text:span><text:span text:style-name="T6">k</text:span><text:span text:style-name="T40">+</text:span><text:span text:style-name="T44">1</text:span><text:span text:style-name="T47">)</text:span></text:p>
      <text:p text:style-name="P26"><text:s text:c="4"/><text:span text:style-name="T6">temp_avg_xy</text:span><text:span text:style-name="T49"> </text:span><text:span text:style-name="T40">=</text:span><text:span text:style-name="T49"> </text:span><text:span text:style-name="T53">sum</text:span><text:span text:style-name="T47">(</text:span><text:span text:style-name="T6">x</text:span><text:span text:style-name="T47">(</text:span><text:span text:style-name="T51">:</text:span><text:span text:style-name="T6">,</text:span><text:span text:style-name="T49"> </text:span><text:span text:style-name="T6">i</text:span><text:span text:style-name="T47">)</text:span><text:span text:style-name="T40">.*</text:span><text:span text:style-name="T6">y</text:span><text:span text:style-name="T47">)</text:span><text:span text:style-name="T40">/</text:span><text:span text:style-name="T6">n</text:span><text:span text:style-name="T49"> </text:span><text:span text:style-name="T40">-</text:span><text:span text:style-name="T49"> </text:span><text:span text:style-name="T6">avg_x</text:span><text:span text:style-name="T47">(</text:span><text:span text:style-name="T6">i</text:span><text:span text:style-name="T47">)</text:span><text:span text:style-name="T40">*</text:span><text:span text:style-name="T6">avg_y;</text:span></text:p>
      <text:p text:style-name="P26"><text:soft-page-break/><text:s text:c="4"/><text:span text:style-name="T6">r_xy</text:span><text:span text:style-name="T47">(</text:span><text:span text:style-name="T6">i</text:span><text:span text:style-name="T40">-</text:span><text:span text:style-name="T44">1</text:span><text:span text:style-name="T47">)</text:span><text:span text:style-name="T49"> </text:span><text:span text:style-name="T40">=</text:span><text:span text:style-name="T49"> </text:span><text:span text:style-name="T6">temp_avg_xy</text:span><text:span text:style-name="T49"> </text:span><text:span text:style-name="T40">/</text:span><text:span text:style-name="T53">sqrt</text:span><text:span text:style-name="T47">(</text:span><text:span text:style-name="T6">Dy</text:span><text:span text:style-name="T49"> </text:span><text:span text:style-name="T40">*</text:span><text:span text:style-name="T49"> </text:span><text:span text:style-name="T6">Dx</text:span><text:span text:style-name="T47">(</text:span><text:span text:style-name="T6">i</text:span><text:span text:style-name="T47">))</text:span><text:span text:style-name="T6">;</text:span></text:p>
      <text:p text:style-name="P26"><text:s/><text:span text:style-name="T55">end</text:span><text:span text:style-name="T49"> <text:s text:c="3"/></text:span></text:p>
      <text:p text:style-name="P26"><text:s/></text:p>
      <text:p text:style-name="P26"><text:s/><text:span text:style-name="T50">//task 8</text:span></text:p>
      <text:p text:style-name="P26"><text:s/><text:span text:style-name="T6">r_private</text:span><text:span text:style-name="T49"> </text:span><text:span text:style-name="T40">=</text:span><text:span text:style-name="T49"> </text:span><text:span text:style-name="T53">zeros</text:span><text:span text:style-name="T47">(</text:span><text:span text:style-name="T6">k,</text:span><text:span text:style-name="T44">1</text:span><text:span text:style-name="T47">)</text:span><text:span text:style-name="T6">;</text:span></text:p>
      <text:p text:style-name="P26"><text:s/><text:span text:style-name="T55">for</text:span><text:span text:style-name="T49"> </text:span><text:span text:style-name="T6">i</text:span><text:span text:style-name="T49"> </text:span><text:span text:style-name="T40">=</text:span><text:span text:style-name="T49"> </text:span><text:span text:style-name="T44">2</text:span><text:span text:style-name="T51">:</text:span><text:span text:style-name="T47">(</text:span><text:span text:style-name="T6">k</text:span><text:span text:style-name="T40">+</text:span><text:span text:style-name="T44">1</text:span><text:span text:style-name="T47">)</text:span></text:p>
      <text:p text:style-name="P26"><text:s text:c="5"/><text:span text:style-name="T6">temp_x</text:span><text:span text:style-name="T49"> </text:span><text:span text:style-name="T40">=</text:span><text:span text:style-name="T49"> </text:span><text:span text:style-name="T6">x;</text:span></text:p>
      <text:p text:style-name="P26"><text:s text:c="5"/><text:span text:style-name="T6">temp_x</text:span><text:span text:style-name="T47">(</text:span><text:span text:style-name="T51">:</text:span><text:span text:style-name="T6">,</text:span><text:span text:style-name="T49"> </text:span><text:span text:style-name="T6">i</text:span><text:span text:style-name="T51">:</text:span><text:span text:style-name="T6">i</text:span><text:span text:style-name="T47">)</text:span><text:span text:style-name="T49"> </text:span><text:span text:style-name="T40">=</text:span><text:span text:style-name="T49"> </text:span><text:span text:style-name="T47">[]</text:span><text:span text:style-name="T6">;</text:span></text:p>
      <text:p text:style-name="P26"><text:s text:c="10"/><text:span text:style-name="T6">temp_korr</text:span><text:span text:style-name="T49"> </text:span><text:span text:style-name="T40">=</text:span><text:span text:style-name="T49"> </text:span><text:span text:style-name="T6">y;</text:span></text:p>
      <text:p text:style-name="P26"><text:s text:c="5"/><text:span text:style-name="T6">temp_b</text:span><text:span text:style-name="T49"> </text:span><text:span text:style-name="T40">=</text:span><text:span text:style-name="T49"> </text:span><text:span text:style-name="T47">(</text:span><text:span text:style-name="T6">temp_x</text:span><text:span text:style-name="T40">'</text:span><text:span text:style-name="T49"> </text:span><text:span text:style-name="T40">*</text:span><text:span text:style-name="T49"> </text:span><text:span text:style-name="T6">temp_x</text:span><text:span text:style-name="T47">)</text:span><text:span text:style-name="T40">^</text:span><text:span text:style-name="T47">(</text:span><text:span text:style-name="T40">-</text:span><text:span text:style-name="T44">1</text:span><text:span text:style-name="T47">)</text:span><text:span text:style-name="T49"> </text:span><text:span text:style-name="T40">*</text:span><text:span text:style-name="T49"> </text:span><text:span text:style-name="T6">temp_x</text:span><text:span text:style-name="T40">'</text:span><text:span text:style-name="T49"> </text:span><text:span text:style-name="T40">*</text:span><text:span text:style-name="T49"> </text:span><text:span text:style-name="T6">temp_korr;</text:span></text:p>
      <text:p text:style-name="P26"><text:s text:c="5"/><text:span text:style-name="T6">temp_y1</text:span><text:span text:style-name="T49"> </text:span><text:span text:style-name="T40">=</text:span><text:span text:style-name="T49"> </text:span><text:span text:style-name="T6">temp_x</text:span><text:span text:style-name="T49"> </text:span><text:span text:style-name="T40">*</text:span><text:span text:style-name="T49"> </text:span><text:span text:style-name="T6">temp_b</text:span><text:span text:style-name="T49"> </text:span><text:span text:style-name="T40">-</text:span><text:span text:style-name="T49"> </text:span><text:span text:style-name="T6">temp_korr;</text:span></text:p>
      <text:p text:style-name="P26"><text:s text:c="5"/><text:span text:style-name="T50">//</text:span></text:p>
      <text:p text:style-name="P26"><text:s text:c="5"/><text:span text:style-name="T6">temp_korr</text:span><text:span text:style-name="T49"> </text:span><text:span text:style-name="T40">=</text:span><text:span text:style-name="T49"> </text:span><text:span text:style-name="T6">x</text:span><text:span text:style-name="T47">(</text:span><text:span text:style-name="T51">:</text:span><text:span text:style-name="T6">,i</text:span><text:span text:style-name="T47">)</text:span><text:span text:style-name="T6">;</text:span></text:p>
      <text:p text:style-name="P26"><text:s text:c="5"/><text:span text:style-name="T6">temp_b</text:span><text:span text:style-name="T49"> </text:span><text:span text:style-name="T40">=</text:span><text:span text:style-name="T49"> </text:span><text:span text:style-name="T47">(</text:span><text:span text:style-name="T6">temp_x</text:span><text:span text:style-name="T40">'</text:span><text:span text:style-name="T49"> </text:span><text:span text:style-name="T40">*</text:span><text:span text:style-name="T49"> </text:span><text:span text:style-name="T6">temp_x</text:span><text:span text:style-name="T47">)</text:span><text:span text:style-name="T40">^</text:span><text:span text:style-name="T47">(</text:span><text:span text:style-name="T40">-</text:span><text:span text:style-name="T44">1</text:span><text:span text:style-name="T47">)</text:span><text:span text:style-name="T49"> </text:span><text:span text:style-name="T40">*</text:span><text:span text:style-name="T49"> </text:span><text:span text:style-name="T6">temp_x</text:span><text:span text:style-name="T40">'</text:span><text:span text:style-name="T49"> </text:span><text:span text:style-name="T40">*</text:span><text:span text:style-name="T49"> </text:span><text:span text:style-name="T6">temp_korr;</text:span></text:p>
      <text:p text:style-name="P26"><text:s text:c="5"/><text:span text:style-name="T6">temp_y2</text:span><text:span text:style-name="T49"> </text:span><text:span text:style-name="T40">=</text:span><text:span text:style-name="T49"> </text:span><text:span text:style-name="T6">temp_x</text:span><text:span text:style-name="T49"> </text:span><text:span text:style-name="T40">*</text:span><text:span text:style-name="T49"> </text:span><text:span text:style-name="T6">temp_b</text:span><text:span text:style-name="T49"> </text:span><text:span text:style-name="T40">-</text:span><text:span text:style-name="T49"> </text:span><text:span text:style-name="T6">temp_korr;</text:span></text:p>
      <text:p text:style-name="P26"><text:s text:c="5"/><text:span text:style-name="T50">//</text:span></text:p>
      <text:p text:style-name="P26"><text:s text:c="5"/><text:span text:style-name="T6">temp_korr</text:span><text:span text:style-name="T49"> </text:span><text:span text:style-name="T40">=</text:span><text:span text:style-name="T49"> </text:span><text:span text:style-name="T6">temp_y1</text:span><text:span text:style-name="T40">'</text:span><text:span text:style-name="T49"> </text:span><text:span text:style-name="T40">*</text:span><text:span text:style-name="T49"> </text:span><text:span text:style-name="T6">temp_y2</text:span><text:span text:style-name="T40">/</text:span><text:span text:style-name="T6">n</text:span><text:span text:style-name="T49"> <text:s/></text:span><text:span text:style-name="T40">-</text:span><text:span text:style-name="T49"> </text:span><text:span text:style-name="T53">sum</text:span><text:span text:style-name="T47">(</text:span><text:span text:style-name="T6">temp_y1</text:span><text:span text:style-name="T47">)</text:span><text:span text:style-name="T40">*</text:span><text:span text:style-name="T53">sum</text:span><text:span text:style-name="T47">(</text:span><text:span text:style-name="T6">temp_y2</text:span><text:span text:style-name="T47">)</text:span><text:span text:style-name="T40">/</text:span><text:span text:style-name="T6">n</text:span><text:span text:style-name="T40">/</text:span><text:span text:style-name="T6">n;</text:span></text:p>
      <text:p text:style-name="P26"><text:s text:c="5"/><text:span text:style-name="T6">D1</text:span><text:span text:style-name="T49"> </text:span><text:span text:style-name="T40">=</text:span><text:span text:style-name="T49"> </text:span><text:span text:style-name="T6">temp_y1</text:span><text:span text:style-name="T40">'</text:span><text:span text:style-name="T49"> </text:span><text:span text:style-name="T40">*</text:span><text:span text:style-name="T49"> </text:span><text:span text:style-name="T6">temp_y1</text:span><text:span text:style-name="T40">/</text:span><text:span text:style-name="T6">n</text:span><text:span text:style-name="T49"> <text:s/></text:span><text:span text:style-name="T40">-</text:span><text:span text:style-name="T49"> </text:span><text:span text:style-name="T53">sum</text:span><text:span text:style-name="T47">(</text:span><text:span text:style-name="T6">temp_y1</text:span><text:span text:style-name="T47">)</text:span><text:span text:style-name="T40">*</text:span><text:span text:style-name="T53">sum</text:span><text:span text:style-name="T47">(</text:span><text:span text:style-name="T6">temp_y1</text:span><text:span text:style-name="T47">)</text:span><text:span text:style-name="T40">/</text:span><text:span text:style-name="T6">n</text:span><text:span text:style-name="T40">/</text:span><text:span text:style-name="T6">n;</text:span></text:p>
      <text:p text:style-name="P26"><text:s text:c="5"/><text:span text:style-name="T6">D2</text:span><text:span text:style-name="T49"> </text:span><text:span text:style-name="T40">=</text:span><text:span text:style-name="T49"> </text:span><text:span text:style-name="T6">temp_y2</text:span><text:span text:style-name="T40">'</text:span><text:span text:style-name="T49"> </text:span><text:span text:style-name="T40">*</text:span><text:span text:style-name="T49"> </text:span><text:span text:style-name="T6">temp_y2</text:span><text:span text:style-name="T40">/</text:span><text:span text:style-name="T6">n</text:span><text:span text:style-name="T49"> <text:s/></text:span><text:span text:style-name="T40">-</text:span><text:span text:style-name="T49"> </text:span><text:span text:style-name="T53">sum</text:span><text:span text:style-name="T47">(</text:span><text:span text:style-name="T6">temp_y2</text:span><text:span text:style-name="T47">)</text:span><text:span text:style-name="T40">*</text:span><text:span text:style-name="T53">sum</text:span><text:span text:style-name="T47">(</text:span><text:span text:style-name="T6">temp_y2</text:span><text:span text:style-name="T47">)</text:span><text:span text:style-name="T40">/</text:span><text:span text:style-name="T6">n</text:span><text:span text:style-name="T40">/</text:span><text:span text:style-name="T6">n;</text:span></text:p>
      <text:p text:style-name="P26"><text:s text:c="5"/><text:span text:style-name="T6">r_private</text:span><text:span text:style-name="T47">(</text:span><text:span text:style-name="T6">i</text:span><text:span text:style-name="T40">-</text:span><text:span text:style-name="T44">1</text:span><text:span text:style-name="T47">)</text:span><text:span text:style-name="T49"> </text:span><text:span text:style-name="T40">=</text:span><text:span text:style-name="T49"> </text:span><text:span text:style-name="T6">temp_korr</text:span><text:span text:style-name="T40">/</text:span><text:span text:style-name="T53">sqrt</text:span><text:span text:style-name="T47">(</text:span><text:span text:style-name="T6">D1</text:span><text:span text:style-name="T40">*</text:span><text:span text:style-name="T6">D2</text:span><text:span text:style-name="T47">)</text:span><text:span text:style-name="T6">;</text:span></text:p>
      <text:p text:style-name="P28"><text:s/><text:span text:style-name="T55">end</text:span></text:p>
      <text:p text:style-name="P55"/>
      <text:p text:style-name="P23"><text:span text:style-name="T29">Результаты и анализ</text:span><text:span text:style-name="T27">:</text:span></text:p>
      <text:p text:style-name="P55">b <text:s/>= <text:s text:c="2"/>-0.8883 <text:s text:c="2"/>0.0283 <text:s text:c="2"/>0.0205 <text:s text:c="2"/>0.9090 <text:s/>-0.0047 <text:s text:c="2"/>0.0296 <text:s text:c="2"/>0.2168 <text:s text:c="2"/>0.0197 <text:s/>-0.0009</text:p>
      <text:p text:style-name="P39"><text:span text:style-name="T69">ln</text:span><text:span text:style-name="T60">y = </text:span>- <text:span text:style-name="T66">0</text:span>.<text:span text:style-name="T66">8</text:span>8<text:span text:style-name="T66">8</text:span> <text:span text:style-name="T60">+ </text:span>0.<text:span text:style-name="T66">028</text:span> <text:span text:style-name="T60">x1+</text:span>0.<text:span text:style-name="T66">02</text:span> <text:span text:style-name="T60">x2 +</text:span>0.<text:span text:style-name="T66">909</text:span> <text:span text:style-name="T60">x3</text:span><text:span text:style-name="T69">-</text:span>0.<text:span text:style-name="T66">005</text:span><text:span text:style-name="T69">ln </text:span><text:span text:style-name="T60">x4+</text:span>0.<text:span text:style-name="T66">029</text:span><text:span text:style-name="T69">ln</text:span> <text:span text:style-name="T60">x5+</text:span><text:span text:style-name="T66">0</text:span>.<text:span text:style-name="T66">216</text:span><text:span text:style-name="T69">ln</text:span> <text:span text:style-name="T60">x6+</text:span><text:span text:style-name="T66">0</text:span>.<text:span text:style-name="T66">019</text:span> <text:span text:style-name="T60">x7</text:span> <text:span text:style-name="T69">-</text:span> 0.00<text:span text:style-name="T66">09</text:span> <text:span text:style-name="T60">x8</text:span></text:p>
      <text:p text:style-name="P15"><text:span text:style-name="T57">R</text:span><text:span text:style-name="T13">2</text:span><text:span text:style-name="T18"> = 0.9</text:span><text:span text:style-name="T24">53</text:span><text:span text:style-name="T18"> <text:s/></text:span></text:p>
      <text:p text:style-name="P15"><text:span text:style-name="T18">ESS = </text:span><text:span text:style-name="T24">455</text:span><text:span text:style-name="T18">.</text:span><text:span text:style-name="T24">43 <text:s/></text:span><text:span text:style-name="T33">(между y и exp (ln [y]) </text:span><text:span text:style-name="T34">)</text:span></text:p>
      <text:p text:style-name="P15"><text:span text:style-name="T18">RSS = 9</text:span><text:span text:style-name="T24">334</text:span><text:span text:style-name="T18">.</text:span><text:span text:style-name="T24">83</text:span></text:p>
      <text:p text:style-name="P15"><text:span text:style-name="T18">TSS = 979</text:span><text:span text:style-name="T24">0</text:span><text:span text:style-name="T18">.</text:span><text:span text:style-name="T24">26</text:span></text:p>
      <text:p text:style-name="P38"/>
      <text:p text:style-name="P15"><text:span text:style-name="T24">По сравнению с линейной моделью </text:span><text:span text:style-name="T30">ниже</text:span><text:span text:style-name="T24"> ESS при почти том же уровне TSS, и, как следствие, выше коэффициент детерминации R</text:span><text:span text:style-name="T16">2</text:span><text:span text:style-name="T24">, что делает данную модель чуть более точной, чем просто линейную.</text:span></text:p>
      <text:p text:style-name="P55"/>
      <text:p text:style-name="P21"><text:span text:style-name="T58">S</text:span><text:span text:style-name="T14">2</text:span><text:span text:style-name="T19"> = </text:span><text:span text:style-name="T25">7,46</text:span></text:p>
      <text:p text:style-name="P56">Дисперсия у данной модели ниже, чем у линейной, что говорит о более точном описании регрессии. </text:p>
      <text:p text:style-name="P56"/>
      <text:p text:style-name="P44">Значения <text:span text:style-name="T62">t-</text:span>критериев незначимости для каждой<text:span text:style-name="T67"> факторной</text:span> переменной: </text:p>
      <text:p text:style-name="P57">0.0384 <text:s/>0.7320 <text:s/>3.6358 <text:s/>0.4932 <text:s/>0.2286 <text:s/>0.4874 <text:s/>1.6342 <text:s/>1.0351 14.9771 </text:p>
      <text:p text:style-name="P43">Критическое значение:</text:p>
      <text:p text:style-name="P57">0,69</text:p>
      <text:p text:style-name="P43">В итоге значимы критерии: </text:p>
      <text:p text:style-name="P22"><text:span text:style-name="T20">b_not_null = [</text:span><text:span text:style-name="T26">F T T F F F T T T </text:span><text:span text:style-name="T20">]</text:span></text:p>
      <text:p text:style-name="P57">Видно, что в данной модели значимыми признаны другие факторы.</text:p>
      <text:p text:style-name="P22"><text:span text:style-name="T20">b[</text:span><text:span text:style-name="T26">1</text:span><text:span text:style-name="T20">], b[</text:span><text:span text:style-name="T26">2</text:span><text:span text:style-name="T20">], b[</text:span><text:span text:style-name="T26">6</text:span><text:span text:style-name="T20">]</text:span><text:span text:style-name="T26">,</text:span><text:span text:style-name="T20">b[</text:span><text:span text:style-name="T26">7</text:span><text:span text:style-name="T20">],b[</text:span><text:span text:style-name="T26">8</text:span><text:span text:style-name="T20">], отвечающие за </text:span><text:span text:style-name="T26">число комнат,</text:span><text:span text:style-name="T20"> <text:s/></text:span><text:span text:style-name="T26">раойн, </text:span><text:span text:style-name="T20">тип дома, </text:span><text:span text:style-name="T26">наличие лоджии и число месяцев до конца строительства. </text:span></text:p>
      <text:p text:style-name="P57">Фактор общей площади близок к значимому, но не является таковым.</text:p>
      <text:p text:style-name="P43"><text:soft-page-break/></text:p>
      <text:p text:style-name="P43">Проверка незначимости модели в целом:</text:p>
      <text:p text:style-name="P21"><text:span text:style-name="T20">F = </text:span><text:span text:style-name="T26">153,72 <text:s/>(выше, чем у линейной)</text:span></text:p>
      <text:p text:style-name="P21"><text:span text:style-name="T20">Критическое значение </text:span><text:span text:style-name="T26">3,053</text:span></text:p>
      <text:p text:style-name="P21"><text:span text:style-name="T20">Вывод: модель значима. </text:span><text:span text:style-name="T26">И в большей степени, чем линейная.</text:span><text:span text:style-name="T20"> </text:span></text:p>
      <text:p text:style-name="P43"/>
      <text:p text:style-name="P36"><text:span text:style-name="T31">Ширина доверительного интервала для факторов модели:</text:span></text:p>
      <text:p text:style-name="P58"><text:s text:c="2"/>7.4368 <text:s/>0.9748 <text:s/>0.1947 <text:s/>3.4902 <text:s/>3.0198 <text:s/>1.4661 <text:s/>0.5272 <text:s/>0.6835 <text:s/>0.0463 </text:p>
      <text:p text:style-name="P46"/>
      <text:p text:style-name="P49">Парные коэффициенты корреляции между <text:span text:style-name="T63">факторами</text:span>:</text:p>
      <text:p text:style-name="P50"><text:span text:style-name="T63"><text:tab/>x1 <text:tab/> <text:s text:c="2"/>x2 <text:tab/><text:tab/>x3 <text:tab/><text:tab/>x4 <text:tab/><text:tab/>x5 <text:tab/><text:tab/>x6 <text:tab/> <text:s text:c="3"/>x7 <text:tab/><text:tab/>x8</text:span></text:p>
      <text:p text:style-name="P58"><text:s text:c="4"/>1. <text:s text:c="10"/>0.0038276 <text:s text:c="3"/><text:span text:style-name="T64">0.9066185</text:span> <text:s text:c="3"/><text:span text:style-name="T64">0.9482067</text:span> <text:s text:c="3"/>0.3013750 <text:s/>- 0.0672768 <text:s text:c="3"/>0.1136954 <text:s/>- 0.0048323 <text:s/></text:p>
      <text:p text:style-name="P58"><text:s text:c="4"/>0.0038276 <text:s text:c="3"/>1. <text:s text:c="8"/>- 0.0219160 <text:s/>- 0.0226317 <text:s/>- 0.0860122 <text:s/>- 0.1441310 <text:s text:c="3"/>0.0851165 <text:s/>- 0.0121428 <text:s/></text:p>
      <text:p text:style-name="P58"><text:s text:c="4"/><text:span text:style-name="T64">0.9066185</text:span> <text:s/>- 0.0219160 <text:s text:c="3"/>1. <text:s text:c="10"/><text:span text:style-name="T64">0.9662719</text:span> <text:s text:c="3"/>0.5593228 <text:s text:c="3"/>0.1136377 <text:s text:c="3"/>0.1454051 <text:s text:c="3"/>0.1987588 <text:s/></text:p>
      <text:p text:style-name="P58"><text:s text:c="4"/><text:span text:style-name="T64">0.9482067</text:span> <text:s/>- 0.0226317 <text:s text:c="3"/><text:span text:style-name="T64">0.9662719</text:span> <text:s text:c="3"/>1. <text:s text:c="10"/>0.4404345 <text:s text:c="3"/>0.0572699 <text:s text:c="3"/>0.0811505 <text:s text:c="3"/>0.1355832 <text:s/></text:p>
      <text:p text:style-name="P58"><text:s text:c="4"/>0.3013750 <text:s/>- 0.0860122 <text:s text:c="3"/>0.5593228 <text:s text:c="3"/>0.4404345 <text:s text:c="3"/>1. <text:s text:c="10"/>0.2527512 <text:s text:c="3"/>0.0115719 <text:s text:c="3"/>0.3672359 <text:s/></text:p>
      <text:p text:style-name="P58"><text:s text:c="2"/>- 0.0672768 <text:s/>- 0.1441310 <text:s text:c="3"/>0.1136377 <text:s text:c="3"/>0.0572699 <text:s text:c="3"/>0.2527512 <text:s text:c="3"/>1. <text:s text:c="8"/>- 0.0545013 <text:s text:c="3"/>0.2832473 <text:s/></text:p>
      <text:p text:style-name="P58"><text:s text:c="4"/>0.1136954 <text:s text:c="3"/>0.0851165 <text:s text:c="3"/>0.1454051 <text:s text:c="3"/>0.0811505 <text:s text:c="3"/>0.0115719 <text:s/>- 0.0545013 <text:s text:c="3"/>1. <text:s text:c="10"/>0.2647911 <text:s/></text:p>
      <text:p text:style-name="P58"><text:s text:c="2"/>- 0.0048323 <text:s/>- 0.0121428 <text:s text:c="3"/>0.1987588 <text:s text:c="3"/>0.1355832 <text:s text:c="3"/>0.3672359 <text:s text:c="3"/>0.2832473 <text:s text:c="3"/>0.2647911 <text:s text:c="3"/>1. <text:s text:c="8"/></text:p>
      <text:p text:style-name="P59"/>
      <text:p text:style-name="P49">Между <text:span text:style-name="T63">факторами и результативными переменными</text:span>: </text:p>
      <text:p text:style-name="P58"><text:span text:style-name="T68">y:</text:span> <text:span text:style-name="T64">0.8123293</text:span> <text:s/>0.0071911 <text:s text:c="3"/><text:span text:style-name="T64">0.9363885</text:span> <text:s text:c="3"/><text:span text:style-name="T64">0.8921019</text:span> <text:s text:c="3"/>0.5671356 <text:s text:c="3"/>0.3665097 <text:s text:c="3"/>0.1355271 <text:s text:c="3"/>0.2426843 <text:s/></text:p>
      <text:p text:style-name="P47"/>
      <text:p text:style-name="P58">Можно заметть, что парные коэффициенты корреляции очень похожи на те же из линейной модели.</text:p>
      <text:p text:style-name="P58"/>
      <text:p text:style-name="P52">Частные коэффициенты <text:span text:style-name="T67">корреляции</text:span>:</text:p>
      <text:p text:style-name="P58">0.0804480 <text:s text:c="3"/>0.2812487 <text:s text:c="3"/>0.5868019 <text:s/>- 0.0043650 <text:s text:c="3"/>0.0561642 <text:s text:c="3"/>0.7530014 <text:s text:c="3"/>0.0798835 <text:s/>- 0.0558504 <text:s/></text:p>
      <text:p text:style-name="P58"/>
      <text:p text:style-name="P58">Аналогично замечанию из линейной модели, можно сказать, что наблюдается мультиколлинеарность.</text:p>
      <text:p text:style-name="P58"/>
      <text:p text:style-name="P60">Выводы</text:p>
      <text:p text:style-name="P58">Логарифмическая модель в целом по совокупности оценок оказалась более предпочтительной, чем линейная, однако в обеих моделях наблюдается мультиколлинеарность, что делает их нестабильными и, как следствие, непригодными для использования. </text:p>
      <text:p text:style-name="P55"/>
      <text:p text:style-name="P40"><text:span text:style-name="T60">y = </text:span>- 4.98 <text:span text:style-name="T60">+ </text:span>0.113 <text:span text:style-name="T60">x1+</text:span> 0.5145 <text:span text:style-name="T60">x2 +</text:span> 0.3010 <text:span text:style-name="T60">x3 +</text:span> 0.1412 <text:span text:style-name="T60">x4 +</text:span> 0.1206 <text:span text:style-name="T60">x5 +</text:span> 6.48 <text:span text:style-name="T60">x6 +</text:span> 1.07 <text:span text:style-name="T60">x7</text:span> <text:span text:style-name="T70">-</text:span> 0.006 <text:span text:style-name="T60">x8</text:span></text:p>
      <text:p text:style-name="P40"><text:span text:style-name="T69">ln</text:span><text:span text:style-name="T60">y = - </text:span><text:span text:style-name="T66">0</text:span><text:span text:style-name="T60">.</text:span><text:span text:style-name="T66">8</text:span><text:span text:style-name="T60">8</text:span><text:span text:style-name="T66">8</text:span><text:span text:style-name="T60"> + 0.</text:span><text:span text:style-name="T66">028</text:span><text:span text:style-name="T60"> x1+0.</text:span><text:span text:style-name="T66">02</text:span><text:span text:style-name="T60"> x2 +0.</text:span><text:span text:style-name="T66">909</text:span><text:span text:style-name="T60"> x3</text:span><text:span text:style-name="T69">-</text:span><text:span text:style-name="T60">0.</text:span><text:span text:style-name="T66">005</text:span><text:span text:style-name="T69">ln </text:span><text:span text:style-name="T60">x4+0.</text:span><text:span text:style-name="T66">029</text:span><text:span text:style-name="T69">ln</text:span><text:span text:style-name="T60"> x5+</text:span><text:span text:style-name="T66">0</text:span><text:span text:style-name="T60">.</text:span><text:span text:style-name="T66">216</text:span><text:span text:style-name="T69">ln</text:span><text:span text:style-name="T60"> x6+</text:span><text:span text:style-name="T66">0</text:span><text:span text:style-name="T60">.</text:span><text:span text:style-name="T66">019</text:span><text:span text:style-name="T60"> x7 </text:span><text:span text:style-name="T69">-</text:span><text:span text:style-name="T60"> 0.00</text:span><text:span text:style-name="T66">09</text:span><text:span text:style-name="T60"> x8</text:span></text:p>
      <text:p text:style-name="P41"><text:span text:style-name="T71">Значения переменных регрессии сильно отличаются, </text:span><text:span text:style-name="T72">это </text:span><text:span text:style-name="T71">говорит о мультиколинеарнос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3-26T13:17:48</dc:date>
    <meta:print-date>2011-11-11T08:42:00</meta:print-date>
    <meta:editing-cycles>92</meta:editing-cycles>
    <meta:editing-duration>PT19H20M58S</meta:editing-duration>
    <meta:generator>LibreOffice/3.6$Linux_X86_64 LibreOffice_project/360m1$Build-2</meta:generator>
    <meta:document-statistic meta:table-count="0" meta:image-count="0" meta:object-count="0" meta:page-count="8" meta:paragraph-count="343" meta:word-count="2162" meta:character-count="13891" meta:non-whitespace-character-count="10931"/>
    <meta:user-defined meta:name="Поле 1"/>
    <meta:user-defined meta:name="Поле 2"/>
    <meta:user-defined meta:name="Поле 3"/>
    <meta:user-defined meta:name="Поле 4"/>
  </office:meta>
</office:document-meta>
</file>